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319in"/>
    </style:style>
    <style:style style:name="co3" style:family="table-column">
      <style:table-column-properties fo:break-before="auto" style:column-width="1.428in"/>
    </style:style>
    <style:style style:name="co4" style:family="table-column">
      <style:table-column-properties fo:break-before="auto" style:column-width="1.8307in"/>
    </style:style>
    <style:style style:name="co5" style:family="table-column">
      <style:table-column-properties fo:break-before="auto" style:column-width="1.3953in"/>
    </style:style>
    <style:style style:name="co6" style:family="table-column">
      <style:table-column-properties fo:break-before="auto" style:column-width="1.4602in"/>
    </style:style>
    <style:style style:name="co7" style:family="table-column">
      <style:table-column-properties fo:break-before="auto" style:column-width="2.1681in"/>
    </style:style>
    <style:style style:name="co8" style:family="table-column">
      <style:table-column-properties fo:break-before="auto" style:column-width="1.0138in"/>
    </style:style>
    <style:style style:name="co9" style:family="table-column">
      <style:table-column-properties fo:break-before="auto" style:column-width="1.6563in"/>
    </style:style>
    <style:style style:name="co10" style:family="table-column">
      <style:table-column-properties fo:break-before="auto" style:column-width="0.611in"/>
    </style:style>
    <style:style style:name="co11" style:family="table-column">
      <style:table-column-properties fo:break-before="auto" style:column-width="1.351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text-align-source="fix" style:repeat-content="false"/>
      <style:paragraph-properties fo:text-align="start" fo:margin-left="0in"/>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background-color="#cccccc"/>
    </style:style>
    <style:style style:name="ce6" style:family="table-cell" style:parent-style-name="Default">
      <style:table-cell-properties fo:background-color="#ff3333"/>
    </style:style>
    <style:style style:name="ce7" style:family="table-cell" style:parent-style-name="Default">
      <style:table-cell-properties fo:background-color="#6666ff"/>
    </style:style>
    <style:style style:name="ce8" style:family="table-cell" style:parent-style-name="Default">
      <style:table-cell-properties fo:background-color="#99ff66"/>
    </style:style>
    <style:style style:name="ce9" style:family="table-cell" style:parent-style-name="Default">
      <style:table-cell-properties fo:background-color="#66ffff"/>
    </style:style>
    <style:style style:name="ce10" style:family="table-cell" style:parent-style-name="Default">
      <style:table-cell-properties fo:background-color="#ff33ff"/>
    </style:style>
    <style:style style:name="ce11" style:family="table-cell" style:parent-style-name="Default">
      <style:table-cell-properties fo:background-color="#cccccc"/>
      <style:text-properties fo:font-weight="bold" style:font-weight-asian="bold" style:font-weight-complex="bold"/>
    </style:style>
    <style:style style:name="ce12" style:family="table-cell" style:parent-style-name="Default">
      <style:table-cell-properties fo:background-color="#cccccc"/>
      <style:text-properties fo:font-weight="normal" style:font-weight-asian="normal" style:font-weight-complex="normal"/>
    </style:style>
    <style:style style:name="ce13" style:family="table-cell" style:parent-style-name="Default">
      <style:table-cell-properties fo:background-color="#ffff99"/>
      <style:text-properties fo:color="#000000"/>
    </style:style>
    <style:style style:name="ce14" style:family="table-cell" style:parent-style-name="Default">
      <style:table-cell-properties fo:background-color="transparent"/>
    </style:style>
  </office:automatic-styles>
  <office:body>
    <office:spreadsheet>
      <table:table table:name="Sample Info" table:style-name="ta1">
        <table:table-column table:style-name="co1" table:number-columns-repeated="3" table:default-cell-style-name="ce2"/>
        <table:table-column table:style-name="co2" table:default-cell-style-name="ce2"/>
        <table:table-column table:style-name="co3" table:number-columns-repeated="2" table:default-cell-style-name="ce2"/>
        <table:table-column table:style-name="co1"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 table:number-columns-repeated="1009" table:default-cell-style-name="ce2"/>
        <table:table-row table:style-name="ro1">
          <table:table-cell table:style-name="ce1"/>
          <table:table-cell table:style-name="ce1" office:value-type="string" calcext:value-type="string" table:number-columns-spanned="3" table:number-rows-spanned="1">
            <text:p>Composition Information</text:p>
          </table:table-cell>
          <table:covered-table-cell table:number-columns-repeated="2" table:style-name="ce1"/>
          <table:table-cell table:style-name="ce1" office:value-type="string" calcext:value-type="string" table:number-columns-spanned="4" table:number-rows-spanned="1">
            <text:p>Irradiation Information</text:p>
          </table:table-cell>
          <table:covered-table-cell table:number-columns-repeated="3" table:style-name="ce1"/>
          <table:table-cell table:style-name="ce1" table:number-columns-repeated="3"/>
          <table:table-cell table:style-name="ce1" office:value-type="string" calcext:value-type="string" table:number-columns-spanned="2" table:number-rows-spanned="1">
            <text:p>Storage Information</text:p>
          </table:table-cell>
          <table:covered-table-cell/>
          <table:table-cell table:number-columns-repeated="1009"/>
        </table:table-row>
        <table:table-row table:style-name="ro1">
          <table:table-cell table:style-name="ce1" office:value-type="string" calcext:value-type="string">
            <text:p>Sample ID</text:p>
          </table:table-cell>
          <table:table-cell table:style-name="ce1" office:value-type="string" calcext:value-type="string">
            <text:p>% WbLS</text:p>
          </table:table-cell>
          <table:table-cell table:style-name="ce1" office:value-type="string" calcext:value-type="string">
            <text:p>% AO</text:p>
          </table:table-cell>
          <table:table-cell table:style-name="ce1" office:value-type="string" calcext:value-type="string">
            <text:p>Is Fricke?</text:p>
          </table:table-cell>
          <table:table-cell table:style-name="ce4" office:value-type="string" calcext:value-type="string">
            <text:p>Irradiation Number</text:p>
          </table:table-cell>
          <table:table-cell table:style-name="ce1" office:value-type="string" calcext:value-type="string">
            <text:p>Intended Dose (Gy)</text:p>
          </table:table-cell>
          <table:table-cell table:style-name="ce1" office:value-type="string" calcext:value-type="string">
            <text:p>Front/Rear</text:p>
          </table:table-cell>
          <table:table-cell table:style-name="ce1" office:value-type="string" calcext:value-type="string">
            <text:p>Position in Holder Matrix</text:p>
          </table:table-cell>
          <table:table-cell table:style-name="ce1" office:value-type="string" calcext:value-type="string">
            <text:p>Tray ID</text:p>
          </table:table-cell>
          <table:table-cell table:style-name="ce1" office:value-type="string" calcext:value-type="string">
            <text:p>Position #</text:p>
          </table:table-cell>
          <table:table-cell table:style-name="ce1" office:value-type="string" calcext:value-type="string">
            <text:p>Is attenuation length sample?</text:p>
          </table:table-cell>
          <table:table-cell table:style-name="ce1" office:value-type="string" calcext:value-type="string">
            <text:p>Storage Tray</text:p>
          </table:table-cell>
          <table:table-cell table:style-name="ce1" office:value-type="string" calcext:value-type="string">
            <text:p>Storage Tray Location</text:p>
          </table:table-cell>
          <table:table-cell table:number-columns-repeated="1009"/>
        </table:table-row>
        <table:table-row table:style-name="ro1">
          <table:table-cell/>
          <table:table-cell office:value-type="float" office:value="5" calcext:value-type="float">
            <text:p>5</text:p>
          </table:table-cell>
          <table:table-cell office:value-type="float" office:value="0" calcext:value-type="float">
            <text:p>0</text:p>
          </table:table-cell>
          <table:table-cell office:value-type="string" calcext:value-type="string">
            <text:p>N</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F</text:p>
          </table:table-cell>
          <table:table-cell office:value-type="float" office:value="13" calcext:value-type="float">
            <text:p>13</text:p>
          </table:table-cell>
          <table:table-cell table:number-columns-repeated="1014"/>
        </table:table-row>
        <table:table-row table:style-name="ro1">
          <table:table-cell table:number-columns-repeated="1022"/>
        </table:table-row>
        <table:table-row table:style-name="ro1">
          <table:table-cell table:style-name="ce3" office:value-type="string" calcext:value-type="string">
            <text:p>[THIS WORKSHEET CONTAINS REDUNDANT INFORMAITON; DELETE?]</text:p>
          </table:table-cell>
          <table:table-cell table:number-columns-repeated="1021"/>
        </table:table-row>
        <table:table-row table:style-name="ro1" table:number-rows-repeated="1048570">
          <table:table-cell table:number-columns-repeated="1022"/>
        </table:table-row>
        <table:table-row table:style-name="ro1">
          <table:table-cell table:number-columns-repeated="1022"/>
        </table:table-row>
      </table:table>
      <table:table table:name="HolderMatrix" table:style-name="ta1">
        <table:table-column table:style-name="co1" table:number-columns-repeated="17" table:default-cell-style-name="Default"/>
        <table:table-row table:style-name="ro1">
          <table:table-cell table:style-name="ce4" office:value-type="string" calcext:value-type="string">
            <text:p>Irradiation 1, Front</text:p>
          </table:table-cell>
          <table:table-cell table:number-columns-repeated="8"/>
          <table:table-cell table:style-name="ce4"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6" office:value-type="string" calcext:value-type="string">
            <text:p>0050_1F11</text:p>
          </table:table-cell>
          <table:table-cell table:style-name="ce6" office:value-type="string" calcext:value-type="string">
            <text:p>0052_1F12</text:p>
          </table:table-cell>
          <table:table-cell table:style-name="ce6" office:value-type="string" calcext:value-type="string">
            <text:p>0050_1F13</text:p>
          </table:table-cell>
          <table:table-cell table:style-name="ce6" office:value-type="string" calcext:value-type="string">
            <text:p>0052_1F14</text:p>
          </table:table-cell>
          <table:table-cell table:style-name="ce6" office:value-type="string" calcext:value-type="string">
            <text:p>0100_1F15</text:p>
          </table:table-cell>
          <table:table-cell table:style-name="ce6" office:value-type="string" calcext:value-type="string">
            <text:p>0050_1F16</text:p>
          </table:table-cell>
          <table:table-cell table:style-name="ce6" office:value-type="string" calcext:value-type="string">
            <text:p>0052_1F17</text:p>
          </table:table-cell>
          <table:table-cell/>
          <table:table-cell office:value-type="float" office:value="1" calcext:value-type="float">
            <text:p>1</text:p>
          </table:table-cell>
          <table:table-cell table:style-name="ce6" office:value-type="string" calcext:value-type="string">
            <text:p>0050_1R11</text:p>
          </table:table-cell>
          <table:table-cell table:style-name="ce6" office:value-type="string" calcext:value-type="string">
            <text:p>0052_1R12</text:p>
          </table:table-cell>
          <table:table-cell table:style-name="ce6" office:value-type="string" calcext:value-type="string">
            <text:p>0050_1R13</text:p>
          </table:table-cell>
          <table:table-cell table:style-name="ce6" office:value-type="string" calcext:value-type="string">
            <text:p>0052_1R14</text:p>
          </table:table-cell>
          <table:table-cell table:style-name="ce6" office:value-type="string" calcext:value-type="string">
            <text:p>0100_1R15</text:p>
          </table:table-cell>
          <table:table-cell table:style-name="ce6" office:value-type="string" calcext:value-type="string">
            <text:p>0050_1R16</text:p>
          </table:table-cell>
          <table:table-cell table:style-name="ce6" office:value-type="string" calcext:value-type="string">
            <text:p>0052_1R17</text:p>
          </table:table-cell>
        </table:table-row>
        <table:table-row table:style-name="ro1">
          <table:table-cell office:value-type="float" office:value="2" calcext:value-type="float">
            <text:p>2</text:p>
          </table:table-cell>
          <table:table-cell table:style-name="ce6" office:value-type="string" calcext:value-type="string">
            <text:p>0102_1F21</text:p>
          </table:table-cell>
          <table:table-cell table:style-name="ce6" office:value-type="string" calcext:value-type="string">
            <text:p>0100_1F22</text:p>
          </table:table-cell>
          <table:table-cell table:style-name="ce6" office:value-type="string" calcext:value-type="string">
            <text:p>0200_1F23</text:p>
          </table:table-cell>
          <table:table-cell table:style-name="ce6" office:value-type="string" calcext:value-type="string">
            <text:p>F_1F24</text:p>
          </table:table-cell>
          <table:table-cell table:style-name="ce6" office:value-type="string" calcext:value-type="string">
            <text:p>0102_1F25</text:p>
          </table:table-cell>
          <table:table-cell table:style-name="ce6" office:value-type="string" calcext:value-type="string">
            <text:p>0202_1F26</text:p>
          </table:table-cell>
          <table:table-cell table:style-name="ce6" office:value-type="string" calcext:value-type="string">
            <text:p>0100_1F27</text:p>
          </table:table-cell>
          <table:table-cell/>
          <table:table-cell office:value-type="float" office:value="2" calcext:value-type="float">
            <text:p>2</text:p>
          </table:table-cell>
          <table:table-cell table:style-name="ce6" office:value-type="string" calcext:value-type="string">
            <text:p>0102_1R21</text:p>
          </table:table-cell>
          <table:table-cell table:style-name="ce6" office:value-type="string" calcext:value-type="string">
            <text:p>0100_1R22</text:p>
          </table:table-cell>
          <table:table-cell table:style-name="ce6" office:value-type="string" calcext:value-type="string">
            <text:p>0200_1R23</text:p>
          </table:table-cell>
          <table:table-cell table:style-name="ce6" office:value-type="string" calcext:value-type="string">
            <text:p>F_1R24</text:p>
          </table:table-cell>
          <table:table-cell table:style-name="ce6" office:value-type="string" calcext:value-type="string">
            <text:p>0102_1R25</text:p>
          </table:table-cell>
          <table:table-cell table:style-name="ce6" office:value-type="string" calcext:value-type="string">
            <text:p>0202_1R26</text:p>
          </table:table-cell>
          <table:table-cell table:style-name="ce6" office:value-type="string" calcext:value-type="string">
            <text:p>0100_1R27</text:p>
          </table:table-cell>
        </table:table-row>
        <table:table-row table:style-name="ro1">
          <table:table-cell office:value-type="float" office:value="3" calcext:value-type="float">
            <text:p>3</text:p>
          </table:table-cell>
          <table:table-cell table:style-name="ce6" office:value-type="string" calcext:value-type="string">
            <text:p>0200_1F31</text:p>
          </table:table-cell>
          <table:table-cell table:style-name="ce6" office:value-type="string" calcext:value-type="string">
            <text:p>1002_1F32</text:p>
          </table:table-cell>
          <table:table-cell table:style-name="ce6" office:value-type="string" calcext:value-type="string">
            <text:p>0202_1F33</text:p>
          </table:table-cell>
          <table:table-cell table:style-name="ce6" office:value-type="string" calcext:value-type="string">
            <text:p>1000_1F34</text:p>
          </table:table-cell>
          <table:table-cell table:style-name="ce6" office:value-type="string" calcext:value-type="string">
            <text:p>1002_1F35</text:p>
          </table:table-cell>
          <table:table-cell table:style-name="ce6" office:value-type="string" calcext:value-type="string">
            <text:p>1000_1F36</text:p>
          </table:table-cell>
          <table:table-cell table:style-name="ce6" office:value-type="string" calcext:value-type="string">
            <text:p>1000_1F37</text:p>
          </table:table-cell>
          <table:table-cell/>
          <table:table-cell office:value-type="float" office:value="3" calcext:value-type="float">
            <text:p>3</text:p>
          </table:table-cell>
          <table:table-cell table:style-name="ce6" office:value-type="string" calcext:value-type="string">
            <text:p>0200_1R31</text:p>
          </table:table-cell>
          <table:table-cell table:style-name="ce6" office:value-type="string" calcext:value-type="string">
            <text:p>1002_1R32</text:p>
          </table:table-cell>
          <table:table-cell table:style-name="ce6" office:value-type="string" calcext:value-type="string">
            <text:p>0202_1R33</text:p>
          </table:table-cell>
          <table:table-cell table:style-name="ce6" office:value-type="string" calcext:value-type="string">
            <text:p>1000_1R34</text:p>
          </table:table-cell>
          <table:table-cell table:style-name="ce6" office:value-type="string" calcext:value-type="string">
            <text:p>1002_1R35</text:p>
          </table:table-cell>
          <table:table-cell table:style-name="ce6" office:value-type="string" calcext:value-type="string">
            <text:p>1000_1R36</text:p>
          </table:table-cell>
          <table:table-cell table:style-name="ce6" office:value-type="string" calcext:value-type="string">
            <text:p>1000_1R37</text:p>
          </table:table-cell>
        </table:table-row>
        <table:table-row table:style-name="ro1" table:number-rows-repeated="2">
          <table:table-cell table:number-columns-repeated="17"/>
        </table:table-row>
        <table:table-row table:style-name="ro1">
          <table:table-cell table:style-name="ce4" office:value-type="string" calcext:value-type="string">
            <text:p>Irradiation 2, Front</text:p>
          </table:table-cell>
          <table:table-cell table:number-columns-repeated="8"/>
          <table:table-cell table:style-name="ce4"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7" office:value-type="string" calcext:value-type="string">
            <text:p>0050_2F11</text:p>
          </table:table-cell>
          <table:table-cell table:style-name="ce7" office:value-type="string" calcext:value-type="string">
            <text:p>0052_2F12</text:p>
          </table:table-cell>
          <table:table-cell table:style-name="ce7" office:value-type="string" calcext:value-type="string">
            <text:p>0050_2F13</text:p>
          </table:table-cell>
          <table:table-cell table:style-name="ce7" office:value-type="string" calcext:value-type="string">
            <text:p>0052_2F14</text:p>
          </table:table-cell>
          <table:table-cell table:style-name="ce7" office:value-type="string" calcext:value-type="string">
            <text:p>0100_2F15</text:p>
          </table:table-cell>
          <table:table-cell table:style-name="ce7" office:value-type="string" calcext:value-type="string">
            <text:p>0050_2F16</text:p>
          </table:table-cell>
          <table:table-cell table:style-name="ce7" office:value-type="string" calcext:value-type="string">
            <text:p>0052_2F17</text:p>
          </table:table-cell>
          <table:table-cell/>
          <table:table-cell office:value-type="float" office:value="1" calcext:value-type="float">
            <text:p>1</text:p>
          </table:table-cell>
          <table:table-cell table:style-name="ce7" office:value-type="string" calcext:value-type="string">
            <text:p>0050_2R11</text:p>
          </table:table-cell>
          <table:table-cell table:style-name="ce7" office:value-type="string" calcext:value-type="string">
            <text:p>0052_2R12</text:p>
          </table:table-cell>
          <table:table-cell table:style-name="ce7" office:value-type="string" calcext:value-type="string">
            <text:p>0050_2R13</text:p>
          </table:table-cell>
          <table:table-cell table:style-name="ce7" office:value-type="string" calcext:value-type="string">
            <text:p>0052_2R14</text:p>
          </table:table-cell>
          <table:table-cell table:style-name="ce7" office:value-type="string" calcext:value-type="string">
            <text:p>0100_2R15</text:p>
          </table:table-cell>
          <table:table-cell table:style-name="ce7" office:value-type="string" calcext:value-type="string">
            <text:p>0050_2R16</text:p>
          </table:table-cell>
          <table:table-cell table:style-name="ce7" office:value-type="string" calcext:value-type="string">
            <text:p>0052_2R17</text:p>
          </table:table-cell>
        </table:table-row>
        <table:table-row table:style-name="ro1">
          <table:table-cell office:value-type="float" office:value="2" calcext:value-type="float">
            <text:p>2</text:p>
          </table:table-cell>
          <table:table-cell table:style-name="ce7" office:value-type="string" calcext:value-type="string">
            <text:p>0102_2F21</text:p>
          </table:table-cell>
          <table:table-cell table:style-name="ce7" office:value-type="string" calcext:value-type="string">
            <text:p>0100_2F22</text:p>
          </table:table-cell>
          <table:table-cell table:style-name="ce7" office:value-type="string" calcext:value-type="string">
            <text:p>0200_2F23</text:p>
          </table:table-cell>
          <table:table-cell table:style-name="ce7" office:value-type="string" calcext:value-type="string">
            <text:p>F_2F24</text:p>
          </table:table-cell>
          <table:table-cell table:style-name="ce7" office:value-type="string" calcext:value-type="string">
            <text:p>0102_2F25</text:p>
          </table:table-cell>
          <table:table-cell table:style-name="ce7" office:value-type="string" calcext:value-type="string">
            <text:p>0202_2F26</text:p>
          </table:table-cell>
          <table:table-cell table:style-name="ce7" office:value-type="string" calcext:value-type="string">
            <text:p>0100_2F27</text:p>
          </table:table-cell>
          <table:table-cell/>
          <table:table-cell office:value-type="float" office:value="2" calcext:value-type="float">
            <text:p>2</text:p>
          </table:table-cell>
          <table:table-cell table:style-name="ce7" office:value-type="string" calcext:value-type="string">
            <text:p>0102_2R21</text:p>
          </table:table-cell>
          <table:table-cell table:style-name="ce7" office:value-type="string" calcext:value-type="string">
            <text:p>0100_2R22</text:p>
          </table:table-cell>
          <table:table-cell table:style-name="ce7" office:value-type="string" calcext:value-type="string">
            <text:p>0200_2R23</text:p>
          </table:table-cell>
          <table:table-cell table:style-name="ce7" office:value-type="string" calcext:value-type="string">
            <text:p>F_2R24</text:p>
          </table:table-cell>
          <table:table-cell table:style-name="ce7" office:value-type="string" calcext:value-type="string">
            <text:p>0102_2R25</text:p>
          </table:table-cell>
          <table:table-cell table:style-name="ce7" office:value-type="string" calcext:value-type="string">
            <text:p>0202_2R26</text:p>
          </table:table-cell>
          <table:table-cell table:style-name="ce7" office:value-type="string" calcext:value-type="string">
            <text:p>0100_2R27</text:p>
          </table:table-cell>
        </table:table-row>
        <table:table-row table:style-name="ro1">
          <table:table-cell office:value-type="float" office:value="3" calcext:value-type="float">
            <text:p>3</text:p>
          </table:table-cell>
          <table:table-cell table:style-name="ce7" office:value-type="string" calcext:value-type="string">
            <text:p>0200_2F31</text:p>
          </table:table-cell>
          <table:table-cell table:style-name="ce7" office:value-type="string" calcext:value-type="string">
            <text:p>1002_2F32</text:p>
          </table:table-cell>
          <table:table-cell table:style-name="ce7" office:value-type="string" calcext:value-type="string">
            <text:p>0202_2F33</text:p>
          </table:table-cell>
          <table:table-cell table:style-name="ce7" office:value-type="string" calcext:value-type="string">
            <text:p>1000_2F34</text:p>
          </table:table-cell>
          <table:table-cell table:style-name="ce7" office:value-type="string" calcext:value-type="string">
            <text:p>1002_2F35</text:p>
          </table:table-cell>
          <table:table-cell table:style-name="ce7" office:value-type="string" calcext:value-type="string">
            <text:p>1000_2F36</text:p>
          </table:table-cell>
          <table:table-cell table:style-name="ce7" office:value-type="string" calcext:value-type="string">
            <text:p>1000_2F37</text:p>
          </table:table-cell>
          <table:table-cell/>
          <table:table-cell office:value-type="float" office:value="3" calcext:value-type="float">
            <text:p>3</text:p>
          </table:table-cell>
          <table:table-cell table:style-name="ce7" office:value-type="string" calcext:value-type="string">
            <text:p>0200_2R31</text:p>
          </table:table-cell>
          <table:table-cell table:style-name="ce7" office:value-type="string" calcext:value-type="string">
            <text:p>1002_2R32</text:p>
          </table:table-cell>
          <table:table-cell table:style-name="ce7" office:value-type="string" calcext:value-type="string">
            <text:p>0202_2R33</text:p>
          </table:table-cell>
          <table:table-cell table:style-name="ce7" office:value-type="string" calcext:value-type="string">
            <text:p>1000_2R34</text:p>
          </table:table-cell>
          <table:table-cell table:style-name="ce7" office:value-type="string" calcext:value-type="string">
            <text:p>1002_2R35</text:p>
          </table:table-cell>
          <table:table-cell table:style-name="ce7" office:value-type="string" calcext:value-type="string">
            <text:p>1000_2R36</text:p>
          </table:table-cell>
          <table:table-cell table:style-name="ce7" office:value-type="string" calcext:value-type="string">
            <text:p>1000_2R37</text:p>
          </table:table-cell>
        </table:table-row>
        <table:table-row table:style-name="ro1" table:number-rows-repeated="2">
          <table:table-cell table:number-columns-repeated="17"/>
        </table:table-row>
        <table:table-row table:style-name="ro1">
          <table:table-cell table:style-name="ce4" office:value-type="string" calcext:value-type="string">
            <text:p>Irradiation 3, Front</text:p>
          </table:table-cell>
          <table:table-cell table:number-columns-repeated="8"/>
          <table:table-cell table:style-name="ce4"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8" office:value-type="string" calcext:value-type="string">
            <text:p>0050_3F11</text:p>
          </table:table-cell>
          <table:table-cell table:style-name="ce8" office:value-type="string" calcext:value-type="string">
            <text:p>0052_3F12</text:p>
          </table:table-cell>
          <table:table-cell table:style-name="ce8" office:value-type="string" calcext:value-type="string">
            <text:p>0050_3F13</text:p>
          </table:table-cell>
          <table:table-cell table:style-name="ce8" office:value-type="string" calcext:value-type="string">
            <text:p>0052_3F14</text:p>
          </table:table-cell>
          <table:table-cell table:style-name="ce8" office:value-type="string" calcext:value-type="string">
            <text:p>0100_3F15</text:p>
          </table:table-cell>
          <table:table-cell table:style-name="ce8" office:value-type="string" calcext:value-type="string">
            <text:p>0050_3F16</text:p>
          </table:table-cell>
          <table:table-cell table:style-name="ce8" office:value-type="string" calcext:value-type="string">
            <text:p>0052_3F17</text:p>
          </table:table-cell>
          <table:table-cell/>
          <table:table-cell office:value-type="float" office:value="1" calcext:value-type="float">
            <text:p>1</text:p>
          </table:table-cell>
          <table:table-cell table:style-name="ce8" office:value-type="string" calcext:value-type="string">
            <text:p>0050_3R11</text:p>
          </table:table-cell>
          <table:table-cell table:style-name="ce8" office:value-type="string" calcext:value-type="string">
            <text:p>0052_3R12</text:p>
          </table:table-cell>
          <table:table-cell table:style-name="ce8" office:value-type="string" calcext:value-type="string">
            <text:p>0050_3R13</text:p>
          </table:table-cell>
          <table:table-cell table:style-name="ce8" office:value-type="string" calcext:value-type="string">
            <text:p>0052_3R14</text:p>
          </table:table-cell>
          <table:table-cell table:style-name="ce8" office:value-type="string" calcext:value-type="string">
            <text:p>0100_3R15</text:p>
          </table:table-cell>
          <table:table-cell table:style-name="ce8" office:value-type="string" calcext:value-type="string">
            <text:p>0050_3R16</text:p>
          </table:table-cell>
          <table:table-cell table:style-name="ce8" office:value-type="string" calcext:value-type="string">
            <text:p>0052_3R17</text:p>
          </table:table-cell>
        </table:table-row>
        <table:table-row table:style-name="ro1">
          <table:table-cell office:value-type="float" office:value="2" calcext:value-type="float">
            <text:p>2</text:p>
          </table:table-cell>
          <table:table-cell table:style-name="ce8" office:value-type="string" calcext:value-type="string">
            <text:p>0102_3F21</text:p>
          </table:table-cell>
          <table:table-cell table:style-name="ce8" office:value-type="string" calcext:value-type="string">
            <text:p>0100_3F22</text:p>
          </table:table-cell>
          <table:table-cell table:style-name="ce8" office:value-type="string" calcext:value-type="string">
            <text:p>0200_3F23</text:p>
          </table:table-cell>
          <table:table-cell table:style-name="ce8" office:value-type="string" calcext:value-type="string">
            <text:p>F_3F24</text:p>
          </table:table-cell>
          <table:table-cell table:style-name="ce8" office:value-type="string" calcext:value-type="string">
            <text:p>0102_3F25</text:p>
          </table:table-cell>
          <table:table-cell table:style-name="ce8" office:value-type="string" calcext:value-type="string">
            <text:p>0202_3F26</text:p>
          </table:table-cell>
          <table:table-cell table:style-name="ce8" office:value-type="string" calcext:value-type="string">
            <text:p>0100_3F27</text:p>
          </table:table-cell>
          <table:table-cell/>
          <table:table-cell office:value-type="float" office:value="2" calcext:value-type="float">
            <text:p>2</text:p>
          </table:table-cell>
          <table:table-cell table:style-name="ce8" office:value-type="string" calcext:value-type="string">
            <text:p>0102_3R21</text:p>
          </table:table-cell>
          <table:table-cell table:style-name="ce8" office:value-type="string" calcext:value-type="string">
            <text:p>0100_3R22</text:p>
          </table:table-cell>
          <table:table-cell table:style-name="ce8" office:value-type="string" calcext:value-type="string">
            <text:p>0200_3R23</text:p>
          </table:table-cell>
          <table:table-cell table:style-name="ce8" office:value-type="string" calcext:value-type="string">
            <text:p>F_3R24</text:p>
          </table:table-cell>
          <table:table-cell table:style-name="ce8" office:value-type="string" calcext:value-type="string">
            <text:p>0102_3R25</text:p>
          </table:table-cell>
          <table:table-cell table:style-name="ce8" office:value-type="string" calcext:value-type="string">
            <text:p>0202_3R26</text:p>
          </table:table-cell>
          <table:table-cell table:style-name="ce8" office:value-type="string" calcext:value-type="string">
            <text:p>0100_3R27</text:p>
          </table:table-cell>
        </table:table-row>
        <table:table-row table:style-name="ro1">
          <table:table-cell office:value-type="float" office:value="3" calcext:value-type="float">
            <text:p>3</text:p>
          </table:table-cell>
          <table:table-cell table:style-name="ce8" office:value-type="string" calcext:value-type="string">
            <text:p>0200_3F31</text:p>
          </table:table-cell>
          <table:table-cell table:style-name="ce8" office:value-type="string" calcext:value-type="string">
            <text:p>1002_3F32</text:p>
          </table:table-cell>
          <table:table-cell table:style-name="ce8" office:value-type="string" calcext:value-type="string">
            <text:p>0202_3F33</text:p>
          </table:table-cell>
          <table:table-cell table:style-name="ce8" office:value-type="string" calcext:value-type="string">
            <text:p>1000_3F34</text:p>
          </table:table-cell>
          <table:table-cell table:style-name="ce8" office:value-type="string" calcext:value-type="string">
            <text:p>1002_3F35</text:p>
          </table:table-cell>
          <table:table-cell table:style-name="ce8" office:value-type="string" calcext:value-type="string">
            <text:p>1000_3F36</text:p>
          </table:table-cell>
          <table:table-cell table:style-name="ce8" office:value-type="string" calcext:value-type="string">
            <text:p>1000_3F37</text:p>
          </table:table-cell>
          <table:table-cell/>
          <table:table-cell office:value-type="float" office:value="3" calcext:value-type="float">
            <text:p>3</text:p>
          </table:table-cell>
          <table:table-cell table:style-name="ce8" office:value-type="string" calcext:value-type="string">
            <text:p>0200_3R31</text:p>
          </table:table-cell>
          <table:table-cell table:style-name="ce8" office:value-type="string" calcext:value-type="string">
            <text:p>1002_3R32</text:p>
          </table:table-cell>
          <table:table-cell table:style-name="ce8" office:value-type="string" calcext:value-type="string">
            <text:p>0202_3R33</text:p>
          </table:table-cell>
          <table:table-cell table:style-name="ce8" office:value-type="string" calcext:value-type="string">
            <text:p>1000_3R34</text:p>
          </table:table-cell>
          <table:table-cell table:style-name="ce8" office:value-type="string" calcext:value-type="string">
            <text:p>1002_3R35</text:p>
          </table:table-cell>
          <table:table-cell table:style-name="ce8" office:value-type="string" calcext:value-type="string">
            <text:p>1000_3R36</text:p>
          </table:table-cell>
          <table:table-cell table:style-name="ce8" office:value-type="string" calcext:value-type="string">
            <text:p>1000_3R37</text:p>
          </table:table-cell>
        </table:table-row>
        <table:table-row table:style-name="ro1" table:number-rows-repeated="2">
          <table:table-cell table:number-columns-repeated="17"/>
        </table:table-row>
        <table:table-row table:style-name="ro1">
          <table:table-cell table:style-name="ce4" office:value-type="string" calcext:value-type="string">
            <text:p>Irradiation 3, Front</text:p>
          </table:table-cell>
          <table:table-cell table:number-columns-repeated="8"/>
          <table:table-cell table:style-name="ce4"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9" office:value-type="string" calcext:value-type="string">
            <text:p>0050_4F11</text:p>
          </table:table-cell>
          <table:table-cell table:style-name="ce9" office:value-type="string" calcext:value-type="string">
            <text:p>0052_4F12</text:p>
          </table:table-cell>
          <table:table-cell table:style-name="ce9" office:value-type="string" calcext:value-type="string">
            <text:p>0050_4F13</text:p>
          </table:table-cell>
          <table:table-cell table:style-name="ce9" office:value-type="string" calcext:value-type="string">
            <text:p>0052_4F14</text:p>
          </table:table-cell>
          <table:table-cell table:style-name="ce9" office:value-type="string" calcext:value-type="string">
            <text:p>0100_4F15</text:p>
          </table:table-cell>
          <table:table-cell table:style-name="ce9" office:value-type="string" calcext:value-type="string">
            <text:p>0050_4F16</text:p>
          </table:table-cell>
          <table:table-cell table:style-name="ce9" office:value-type="string" calcext:value-type="string">
            <text:p>0052_4F17</text:p>
          </table:table-cell>
          <table:table-cell/>
          <table:table-cell office:value-type="float" office:value="1" calcext:value-type="float">
            <text:p>1</text:p>
          </table:table-cell>
          <table:table-cell table:style-name="ce9" office:value-type="string" calcext:value-type="string">
            <text:p>0050_4R11</text:p>
          </table:table-cell>
          <table:table-cell table:style-name="ce9" office:value-type="string" calcext:value-type="string">
            <text:p>0052_4R12</text:p>
          </table:table-cell>
          <table:table-cell table:style-name="ce9" office:value-type="string" calcext:value-type="string">
            <text:p>0050_4R13</text:p>
          </table:table-cell>
          <table:table-cell table:style-name="ce9" office:value-type="string" calcext:value-type="string">
            <text:p>0052_4R14</text:p>
          </table:table-cell>
          <table:table-cell table:style-name="ce9" office:value-type="string" calcext:value-type="string">
            <text:p>0100_4R15</text:p>
          </table:table-cell>
          <table:table-cell table:style-name="ce9" office:value-type="string" calcext:value-type="string">
            <text:p>0050_4R16</text:p>
          </table:table-cell>
          <table:table-cell table:style-name="ce9" office:value-type="string" calcext:value-type="string">
            <text:p>0052_4R17</text:p>
          </table:table-cell>
        </table:table-row>
        <table:table-row table:style-name="ro1">
          <table:table-cell office:value-type="float" office:value="2" calcext:value-type="float">
            <text:p>2</text:p>
          </table:table-cell>
          <table:table-cell table:style-name="ce9" office:value-type="string" calcext:value-type="string">
            <text:p>0102_4F21</text:p>
          </table:table-cell>
          <table:table-cell table:style-name="ce9" office:value-type="string" calcext:value-type="string">
            <text:p>0100_4F22</text:p>
          </table:table-cell>
          <table:table-cell table:style-name="ce9" office:value-type="string" calcext:value-type="string">
            <text:p>0200_4F23</text:p>
          </table:table-cell>
          <table:table-cell table:style-name="ce9" office:value-type="string" calcext:value-type="string">
            <text:p>F_4F24</text:p>
          </table:table-cell>
          <table:table-cell table:style-name="ce9" office:value-type="string" calcext:value-type="string">
            <text:p>0102_4F25</text:p>
          </table:table-cell>
          <table:table-cell table:style-name="ce9" office:value-type="string" calcext:value-type="string">
            <text:p>0202_4F26</text:p>
          </table:table-cell>
          <table:table-cell table:style-name="ce9" office:value-type="string" calcext:value-type="string">
            <text:p>0100_4F27</text:p>
          </table:table-cell>
          <table:table-cell/>
          <table:table-cell office:value-type="float" office:value="2" calcext:value-type="float">
            <text:p>2</text:p>
          </table:table-cell>
          <table:table-cell table:style-name="ce9" office:value-type="string" calcext:value-type="string">
            <text:p>0102_4R21</text:p>
          </table:table-cell>
          <table:table-cell table:style-name="ce9" office:value-type="string" calcext:value-type="string">
            <text:p>0100_4R22</text:p>
          </table:table-cell>
          <table:table-cell table:style-name="ce9" office:value-type="string" calcext:value-type="string">
            <text:p>0200_4R23</text:p>
          </table:table-cell>
          <table:table-cell table:style-name="ce9" office:value-type="string" calcext:value-type="string">
            <text:p>F_4R24</text:p>
          </table:table-cell>
          <table:table-cell table:style-name="ce9" office:value-type="string" calcext:value-type="string">
            <text:p>0102_4R25</text:p>
          </table:table-cell>
          <table:table-cell table:style-name="ce9" office:value-type="string" calcext:value-type="string">
            <text:p>0202_4R26</text:p>
          </table:table-cell>
          <table:table-cell table:style-name="ce9" office:value-type="string" calcext:value-type="string">
            <text:p>0100_4R27</text:p>
          </table:table-cell>
        </table:table-row>
        <table:table-row table:style-name="ro1">
          <table:table-cell office:value-type="float" office:value="3" calcext:value-type="float">
            <text:p>3</text:p>
          </table:table-cell>
          <table:table-cell table:style-name="ce9" office:value-type="string" calcext:value-type="string">
            <text:p>0200_4F31</text:p>
          </table:table-cell>
          <table:table-cell table:style-name="ce9" office:value-type="string" calcext:value-type="string">
            <text:p>1002_4F32</text:p>
          </table:table-cell>
          <table:table-cell table:style-name="ce9" office:value-type="string" calcext:value-type="string">
            <text:p>0202_4F33</text:p>
          </table:table-cell>
          <table:table-cell table:style-name="ce9" office:value-type="string" calcext:value-type="string">
            <text:p>1000_4F34</text:p>
          </table:table-cell>
          <table:table-cell table:style-name="ce9" office:value-type="string" calcext:value-type="string">
            <text:p>1002_4F35</text:p>
          </table:table-cell>
          <table:table-cell table:style-name="ce9" office:value-type="string" calcext:value-type="string">
            <text:p>1000_4F36</text:p>
          </table:table-cell>
          <table:table-cell table:style-name="ce9" office:value-type="string" calcext:value-type="string">
            <text:p>1000_4F37</text:p>
          </table:table-cell>
          <table:table-cell/>
          <table:table-cell office:value-type="float" office:value="3" calcext:value-type="float">
            <text:p>3</text:p>
          </table:table-cell>
          <table:table-cell table:style-name="ce9" office:value-type="string" calcext:value-type="string">
            <text:p>0200_4R31</text:p>
          </table:table-cell>
          <table:table-cell table:style-name="ce9" office:value-type="string" calcext:value-type="string">
            <text:p>1002_4R32</text:p>
          </table:table-cell>
          <table:table-cell table:style-name="ce9" office:value-type="string" calcext:value-type="string">
            <text:p>0202_4R33</text:p>
          </table:table-cell>
          <table:table-cell table:style-name="ce9" office:value-type="string" calcext:value-type="string">
            <text:p>1000_4R34</text:p>
          </table:table-cell>
          <table:table-cell table:style-name="ce9" office:value-type="string" calcext:value-type="string">
            <text:p>1002_4R35</text:p>
          </table:table-cell>
          <table:table-cell table:style-name="ce9" office:value-type="string" calcext:value-type="string">
            <text:p>1000_4R36</text:p>
          </table:table-cell>
          <table:table-cell table:style-name="ce9" office:value-type="string" calcext:value-type="string">
            <text:p>1000_4R37</text:p>
          </table:table-cell>
        </table:table-row>
        <table:table-row table:style-name="ro1" table:number-rows-repeated="2">
          <table:table-cell table:number-columns-repeated="17"/>
        </table:table-row>
        <table:table-row table:style-name="ro1">
          <table:table-cell table:style-name="ce4" office:value-type="string" calcext:value-type="string">
            <text:p>Irradiation 5</text:p>
          </table:table-cell>
          <table:table-cell table:number-columns-repeated="16"/>
        </table:table-row>
        <table:table-row table:style-name="ro1">
          <table:table-cell table:style-name="ce4" office:value-type="string" calcext:value-type="string">
            <text:p>Front:</text:p>
          </table:table-cell>
          <table:table-cell table:style-name="ce10" office:value-type="string" calcext:value-type="string">
            <text:p>0050_FPMT</text:p>
          </table:table-cell>
          <table:table-cell table:number-columns-repeated="15"/>
        </table:table-row>
        <table:table-row table:style-name="ro1">
          <table:table-cell table:style-name="ce4" office:value-type="string" calcext:value-type="string">
            <text:p>Rear:</text:p>
          </table:table-cell>
          <table:table-cell table:style-name="ce10" office:value-type="string" calcext:value-type="string">
            <text:p>0050_RPMT</text:p>
          </table:table-cell>
          <table:table-cell table:number-columns-repeated="15"/>
        </table:table-row>
        <table:table-row table:style-name="ro1">
          <table:table-cell table:number-columns-repeated="17"/>
        </table:table-row>
        <table:table-row table:style-name="ro1">
          <table:table-cell table:style-name="ce4" office:value-type="string" calcext:value-type="string">
            <text:p>Not Irradiated:</text:p>
          </table:table-cell>
          <table:table-cell table:number-columns-repeated="16"/>
        </table:table-row>
        <table:table-row table:style-name="ro1">
          <table:table-cell table:style-name="ce5" office:value-type="string" calcext:value-type="string">
            <text:p>0050_REF1</text:p>
          </table:table-cell>
          <table:table-cell table:style-name="ce5" office:value-type="string" calcext:value-type="string">
            <text:p>0052_REF1</text:p>
          </table:table-cell>
          <table:table-cell table:style-name="ce5" office:value-type="string" calcext:value-type="string">
            <text:p>0100_REF1</text:p>
          </table:table-cell>
          <table:table-cell table:style-name="ce5" office:value-type="string" calcext:value-type="string">
            <text:p>0102_REF1</text:p>
          </table:table-cell>
          <table:table-cell table:style-name="ce5" office:value-type="string" calcext:value-type="string">
            <text:p>0200_REF1</text:p>
          </table:table-cell>
          <table:table-cell table:style-name="ce5" office:value-type="string" calcext:value-type="string">
            <text:p>0202_REF1</text:p>
          </table:table-cell>
          <table:table-cell table:style-name="ce5" office:value-type="string" calcext:value-type="string">
            <text:p>1000_REF1</text:p>
          </table:table-cell>
          <table:table-cell table:style-name="ce5" office:value-type="string" calcext:value-type="string">
            <text:p>1002_REF1</text:p>
          </table:table-cell>
          <table:table-cell table:number-columns-repeated="9"/>
        </table:table-row>
        <table:table-row table:style-name="ro1">
          <table:table-cell table:style-name="ce5" office:value-type="string" calcext:value-type="string">
            <text:p>0050_REF2</text:p>
          </table:table-cell>
          <table:table-cell table:style-name="ce5" office:value-type="string" calcext:value-type="string">
            <text:p>0052_REF2</text:p>
          </table:table-cell>
          <table:table-cell table:style-name="ce5" office:value-type="string" calcext:value-type="string">
            <text:p>0100_REF2</text:p>
          </table:table-cell>
          <table:table-cell table:style-name="ce5" office:value-type="string" calcext:value-type="string">
            <text:p>0102_REF2</text:p>
          </table:table-cell>
          <table:table-cell table:style-name="ce5" office:value-type="string" calcext:value-type="string">
            <text:p>0200_REF2</text:p>
          </table:table-cell>
          <table:table-cell table:style-name="ce5" office:value-type="string" calcext:value-type="string">
            <text:p>0202_REF2</text:p>
          </table:table-cell>
          <table:table-cell table:style-name="ce5" office:value-type="string" calcext:value-type="string">
            <text:p>1000_REF2</text:p>
          </table:table-cell>
          <table:table-cell table:style-name="ce5" office:value-type="string" calcext:value-type="string">
            <text:p>1002_REF2</text:p>
          </table:table-cell>
          <table:table-cell table:number-columns-repeated="9"/>
        </table:table-row>
      </table:table>
      <table:table table:name="LS Measurement arrangement" table:style-name="ta1">
        <table:table-column table:style-name="co10" table:default-cell-style-name="Default"/>
        <table:table-column table:style-name="co11" table:number-columns-repeated="12" table:default-cell-style-name="Default"/>
        <table:table-column table:style-name="co1" table:number-columns-repeated="1011" table:default-cell-style-name="ce14"/>
        <table:table-row table:style-name="ro1">
          <table:table-cell table:style-name="ce4" office:value-type="string" calcext:value-type="string">
            <text:p>Tray ID</text:p>
          </table:table-cell>
          <table:table-cell table:style-name="ce4" office:value-type="string" calcext:value-type="string">
            <text:p>Position 1</text:p>
          </table:table-cell>
          <table:table-cell table:style-name="ce4" office:value-type="string" calcext:value-type="string">
            <text:p>Position 2</text:p>
          </table:table-cell>
          <table:table-cell table:style-name="ce4" office:value-type="string" calcext:value-type="string">
            <text:p>Position 3</text:p>
          </table:table-cell>
          <table:table-cell table:style-name="ce4" office:value-type="string" calcext:value-type="string">
            <text:p>Position 4</text:p>
          </table:table-cell>
          <table:table-cell table:style-name="ce4" office:value-type="string" calcext:value-type="string">
            <text:p>Position 5</text:p>
          </table:table-cell>
          <table:table-cell table:style-name="ce4" office:value-type="string" calcext:value-type="string">
            <text:p>Position 6</text:p>
          </table:table-cell>
          <table:table-cell table:style-name="ce4" office:value-type="string" calcext:value-type="string">
            <text:p>Position 7</text:p>
          </table:table-cell>
          <table:table-cell table:style-name="ce4" office:value-type="string" calcext:value-type="string">
            <text:p>Position 8</text:p>
          </table:table-cell>
          <table:table-cell table:style-name="ce4" office:value-type="string" calcext:value-type="string">
            <text:p>Position 9</text:p>
          </table:table-cell>
          <table:table-cell table:style-name="ce4" office:value-type="string" calcext:value-type="string">
            <text:p>Position 10</text:p>
          </table:table-cell>
          <table:table-cell table:style-name="ce4" office:value-type="string" calcext:value-type="string">
            <text:p>Position 11</text:p>
          </table:table-cell>
          <table:table-cell table:style-name="ce4" office:value-type="string" calcext:value-type="string">
            <text:p>Position 12</text:p>
          </table:table-cell>
          <table:table-cell table:style-name="Default" table:number-columns-repeated="1011"/>
        </table:table-row>
        <table:table-row table:style-name="ro1">
          <table:table-cell table:style-name="ce11" office:value-type="string" calcext:value-type="string">
            <text:p>R1</text:p>
          </table:table-cell>
          <table:table-cell table:style-name="ce12" table:formula="of:=[HolderMatrix.A34]" office:value-type="string" office:string-value="0050_REF1" calcext:value-type="string">
            <text:p>0050_REF1</text:p>
          </table:table-cell>
          <table:table-cell table:style-name="ce11" table:number-columns-repeated="2"/>
          <table:table-cell table:style-name="ce5" table:number-columns-repeated="9"/>
          <table:table-cell table:number-columns-repeated="1011"/>
        </table:table-row>
        <table:table-row table:style-name="ro1">
          <table:table-cell table:style-name="ce4" office:value-type="string" calcext:value-type="string">
            <text:p>S1</text:p>
          </table:table-cell>
          <table:table-cell table:style-name="ce13" office:value-type="string" calcext:value-type="string">
            <text:p>Calibration_EMPTY</text:p>
          </table:table-cell>
          <table:table-cell table:formula="of:=[HolderMatrix.D3]" office:value-type="string" office:string-value="0050_1F13" calcext:value-type="string">
            <text:p>0050_1F13</text:p>
          </table:table-cell>
          <table:table-cell table:formula="of:=[HolderMatrix.E3]" office:value-type="string" office:string-value="0052_1F14" calcext:value-type="string">
            <text:p>0052_1F14</text:p>
          </table:table-cell>
          <table:table-cell table:formula="of:=[HolderMatrix.D10]" office:value-type="string" office:string-value="0050_2F13" calcext:value-type="string">
            <text:p>0050_2F13</text:p>
          </table:table-cell>
          <table:table-cell table:formula="of:=[HolderMatrix.E10]" office:value-type="string" office:string-value="0052_2F14" calcext:value-type="string">
            <text:p>0052_2F14</text:p>
          </table:table-cell>
          <table:table-cell table:formula="of:=[HolderMatrix.D17]" office:value-type="string" office:string-value="0050_3F13" calcext:value-type="string">
            <text:p>0050_3F13</text:p>
          </table:table-cell>
          <table:table-cell table:formula="of:=[HolderMatrix.E17]" office:value-type="string" office:string-value="0052_3F14" calcext:value-type="string">
            <text:p>0052_3F14</text:p>
          </table:table-cell>
          <table:table-cell table:formula="of:=[HolderMatrix.D24]" office:value-type="string" office:string-value="0050_4F13" calcext:value-type="string">
            <text:p>0050_4F13</text:p>
          </table:table-cell>
          <table:table-cell table:formula="of:=[HolderMatrix.E24]" office:value-type="string" office:string-value="0052_4F14" calcext:value-type="string">
            <text:p>0052_4F14</text:p>
          </table:table-cell>
          <table:table-cell table:formula="of:=[HolderMatrix.F3]" office:value-type="string" office:string-value="0100_1F15" calcext:value-type="string">
            <text:p>0100_1F15</text:p>
          </table:table-cell>
          <table:table-cell table:formula="of:=[HolderMatrix.F4]" office:value-type="string" office:string-value="0102_1F25" calcext:value-type="string">
            <text:p>0102_1F25</text:p>
          </table:table-cell>
          <table:table-cell table:formula="of:=[HolderMatrix.F10]" office:value-type="string" office:string-value="0100_2F15" calcext:value-type="string">
            <text:p>0100_2F15</text:p>
          </table:table-cell>
          <table:table-cell table:number-columns-repeated="1011"/>
        </table:table-row>
        <table:table-row table:style-name="ro1">
          <table:table-cell table:style-name="ce11" office:value-type="string" calcext:value-type="string">
            <text:p>R2</text:p>
          </table:table-cell>
          <table:table-cell table:style-name="ce5"/>
          <table:table-cell table:style-name="ce5" table:formula="of:=[HolderMatrix.B34]" office:value-type="string" office:string-value="0052_REF1" calcext:value-type="string">
            <text:p>0052_REF1</text:p>
          </table:table-cell>
          <table:table-cell table:style-name="ce5" table:number-columns-repeated="10"/>
          <table:table-cell table:number-columns-repeated="1011"/>
        </table:table-row>
        <table:table-row table:style-name="ro1">
          <table:table-cell table:style-name="ce4" office:value-type="string" calcext:value-type="string">
            <text:p>S2</text:p>
          </table:table-cell>
          <table:table-cell table:formula="of:=[HolderMatrix.F11]" office:value-type="string" office:string-value="0102_2F25" calcext:value-type="string">
            <text:p>0102_2F25</text:p>
          </table:table-cell>
          <table:table-cell table:style-name="ce13" office:value-type="string" calcext:value-type="string">
            <text:p>Calibration_EMPTY</text:p>
          </table:table-cell>
          <table:table-cell table:formula="of:=[HolderMatrix.F17]" office:value-type="string" office:string-value="0100_3F15" calcext:value-type="string">
            <text:p>0100_3F15</text:p>
          </table:table-cell>
          <table:table-cell table:formula="of:=[HolderMatrix.F18]" office:value-type="string" office:string-value="0102_3F25" calcext:value-type="string">
            <text:p>0102_3F25</text:p>
          </table:table-cell>
          <table:table-cell table:formula="of:=[HolderMatrix.F24]" office:value-type="string" office:string-value="0100_4F15" calcext:value-type="string">
            <text:p>0100_4F15</text:p>
          </table:table-cell>
          <table:table-cell table:formula="of:=[HolderMatrix.F25]" office:value-type="string" office:string-value="0102_4F25" calcext:value-type="string">
            <text:p>0102_4F25</text:p>
          </table:table-cell>
          <table:table-cell table:formula="of:=[HolderMatrix.D4]" office:value-type="string" office:string-value="0200_1F23" calcext:value-type="string">
            <text:p>0200_1F23</text:p>
          </table:table-cell>
          <table:table-cell table:formula="of:=[HolderMatrix.D5]" office:value-type="string" office:string-value="0202_1F33" calcext:value-type="string">
            <text:p>0202_1F33</text:p>
          </table:table-cell>
          <table:table-cell table:formula="of:=[HolderMatrix.D11]" office:value-type="string" office:string-value="0200_2F23" calcext:value-type="string">
            <text:p>0200_2F23</text:p>
          </table:table-cell>
          <table:table-cell table:formula="of:=[HolderMatrix.D12]" office:value-type="string" office:string-value="0202_2F33" calcext:value-type="string">
            <text:p>0202_2F33</text:p>
          </table:table-cell>
          <table:table-cell table:formula="of:=[HolderMatrix.D18]" office:value-type="string" office:string-value="0200_3F23" calcext:value-type="string">
            <text:p>0200_3F23</text:p>
          </table:table-cell>
          <table:table-cell table:formula="of:=[HolderMatrix.D19]" office:value-type="string" office:string-value="0202_3F33" calcext:value-type="string">
            <text:p>0202_3F33</text:p>
          </table:table-cell>
          <table:table-cell table:number-columns-repeated="1011"/>
        </table:table-row>
        <table:table-row table:style-name="ro1">
          <table:table-cell table:style-name="ce11" office:value-type="string" calcext:value-type="string">
            <text:p>R3</text:p>
          </table:table-cell>
          <table:table-cell table:style-name="ce5" table:number-columns-repeated="2"/>
          <table:table-cell table:style-name="ce5" table:formula="of:=[HolderMatrix.C34]" office:value-type="string" office:string-value="0100_REF1" calcext:value-type="string">
            <text:p>0100_REF1</text:p>
          </table:table-cell>
          <table:table-cell table:style-name="ce5" table:number-columns-repeated="9"/>
          <table:table-cell table:number-columns-repeated="1011"/>
        </table:table-row>
        <table:table-row table:style-name="ro1">
          <table:table-cell table:style-name="ce4" office:value-type="string" calcext:value-type="string">
            <text:p>S3</text:p>
          </table:table-cell>
          <table:table-cell table:formula="of:=[HolderMatrix.D25]" office:value-type="string" office:string-value="0200_4F23" calcext:value-type="string">
            <text:p>0200_4F23</text:p>
          </table:table-cell>
          <table:table-cell table:formula="of:=[HolderMatrix.D26]" office:value-type="string" office:string-value="0202_4F33" calcext:value-type="string">
            <text:p>0202_4F33</text:p>
          </table:table-cell>
          <table:table-cell table:style-name="ce13" office:value-type="string" calcext:value-type="string">
            <text:p>Calibration_EMPTY</text:p>
          </table:table-cell>
          <table:table-cell table:formula="of:=[HolderMatrix.E5]" office:value-type="string" office:string-value="1000_1F34" calcext:value-type="string">
            <text:p>1000_1F34</text:p>
          </table:table-cell>
          <table:table-cell table:formula="of:=[HolderMatrix.F5]" office:value-type="string" office:string-value="1002_1F35" calcext:value-type="string">
            <text:p>1002_1F35</text:p>
          </table:table-cell>
          <table:table-cell table:formula="of:=[HolderMatrix.E12]" office:value-type="string" office:string-value="1000_2F34" calcext:value-type="string">
            <text:p>1000_2F34</text:p>
          </table:table-cell>
          <table:table-cell table:formula="of:=[HolderMatrix.F12]" office:value-type="string" office:string-value="1002_2F35" calcext:value-type="string">
            <text:p>1002_2F35</text:p>
          </table:table-cell>
          <table:table-cell table:formula="of:=[HolderMatrix.E19]" office:value-type="string" office:string-value="1000_3F34" calcext:value-type="string">
            <text:p>1000_3F34</text:p>
          </table:table-cell>
          <table:table-cell table:formula="of:=[HolderMatrix.F19]" office:value-type="string" office:string-value="1002_3F35" calcext:value-type="string">
            <text:p>1002_3F35</text:p>
          </table:table-cell>
          <table:table-cell table:formula="of:=[HolderMatrix.E26]" office:value-type="string" office:string-value="1000_4F34" calcext:value-type="string">
            <text:p>1000_4F34</text:p>
          </table:table-cell>
          <table:table-cell table:formula="of:=[HolderMatrix.F26]" office:value-type="string" office:string-value="1002_4F35" calcext:value-type="string">
            <text:p>1002_4F35</text:p>
          </table:table-cell>
          <table:table-cell table:formula="of:=[HolderMatrix.M3]" office:value-type="string" office:string-value="0050_1R13" calcext:value-type="string">
            <text:p>0050_1R13</text:p>
          </table:table-cell>
          <table:table-cell table:number-columns-repeated="1011"/>
        </table:table-row>
        <table:table-row table:style-name="ro1">
          <table:table-cell table:style-name="ce11" office:value-type="string" calcext:value-type="string">
            <text:p>R4</text:p>
          </table:table-cell>
          <table:table-cell table:style-name="ce5" table:number-columns-repeated="3"/>
          <table:table-cell table:style-name="ce5" table:formula="of:=[HolderMatrix.D34]" office:value-type="string" office:string-value="0102_REF1" calcext:value-type="string">
            <text:p>0102_REF1</text:p>
          </table:table-cell>
          <table:table-cell table:style-name="ce5" table:number-columns-repeated="8"/>
          <table:table-cell table:number-columns-repeated="1011"/>
        </table:table-row>
        <table:table-row table:style-name="ro1">
          <table:table-cell table:style-name="ce4" office:value-type="string" calcext:value-type="string">
            <text:p>S4</text:p>
          </table:table-cell>
          <table:table-cell table:formula="of:=[HolderMatrix.N3]" office:value-type="string" office:string-value="0052_1R14" calcext:value-type="string">
            <text:p>0052_1R14</text:p>
          </table:table-cell>
          <table:table-cell table:formula="of:=[HolderMatrix.M10]" office:value-type="string" office:string-value="0050_2R13" calcext:value-type="string">
            <text:p>0050_2R13</text:p>
          </table:table-cell>
          <table:table-cell table:formula="of:=[HolderMatrix.N10]" office:value-type="string" office:string-value="0052_2R14" calcext:value-type="string">
            <text:p>0052_2R14</text:p>
          </table:table-cell>
          <table:table-cell table:style-name="ce13" office:value-type="string" calcext:value-type="string">
            <text:p>Calibration_EMPTY</text:p>
          </table:table-cell>
          <table:table-cell table:formula="of:=[HolderMatrix.M17]" office:value-type="string" office:string-value="0050_3R13" calcext:value-type="string">
            <text:p>0050_3R13</text:p>
          </table:table-cell>
          <table:table-cell table:formula="of:=[HolderMatrix.N17]" office:value-type="string" office:string-value="0052_3R14" calcext:value-type="string">
            <text:p>0052_3R14</text:p>
          </table:table-cell>
          <table:table-cell table:formula="of:=[HolderMatrix.M24]" office:value-type="string" office:string-value="0050_4R13" calcext:value-type="string">
            <text:p>0050_4R13</text:p>
          </table:table-cell>
          <table:table-cell table:formula="of:=[HolderMatrix.N24]" office:value-type="string" office:string-value="0052_4R14" calcext:value-type="string">
            <text:p>0052_4R14</text:p>
          </table:table-cell>
          <table:table-cell table:formula="of:=[HolderMatrix.O3]" office:value-type="string" office:string-value="0100_1R15" calcext:value-type="string">
            <text:p>0100_1R15</text:p>
          </table:table-cell>
          <table:table-cell table:formula="of:=[HolderMatrix.O4]" office:value-type="string" office:string-value="0102_1R25" calcext:value-type="string">
            <text:p>0102_1R25</text:p>
          </table:table-cell>
          <table:table-cell table:formula="of:=[HolderMatrix.O10]" office:value-type="string" office:string-value="0100_2R15" calcext:value-type="string">
            <text:p>0100_2R15</text:p>
          </table:table-cell>
          <table:table-cell table:formula="of:=[HolderMatrix.O11]" office:value-type="string" office:string-value="0102_2R25" calcext:value-type="string">
            <text:p>0102_2R25</text:p>
          </table:table-cell>
          <table:table-cell table:number-columns-repeated="1011"/>
        </table:table-row>
        <table:table-row table:style-name="ro1">
          <table:table-cell table:style-name="ce11" office:value-type="string" calcext:value-type="string">
            <text:p>R5</text:p>
          </table:table-cell>
          <table:table-cell table:style-name="ce5" table:number-columns-repeated="4"/>
          <table:table-cell table:style-name="ce5" table:formula="of:=[HolderMatrix.E34]" office:value-type="string" office:string-value="0200_REF1" calcext:value-type="string">
            <text:p>0200_REF1</text:p>
          </table:table-cell>
          <table:table-cell table:style-name="ce5" table:number-columns-repeated="7"/>
          <table:table-cell table:number-columns-repeated="1011"/>
        </table:table-row>
        <table:table-row table:style-name="ro1">
          <table:table-cell table:style-name="ce4" office:value-type="string" calcext:value-type="string">
            <text:p>S5</text:p>
          </table:table-cell>
          <table:table-cell table:formula="of:=[HolderMatrix.O17]" office:value-type="string" office:string-value="0100_3R15" calcext:value-type="string">
            <text:p>0100_3R15</text:p>
          </table:table-cell>
          <table:table-cell table:formula="of:=[HolderMatrix.O18]" office:value-type="string" office:string-value="0102_3R25" calcext:value-type="string">
            <text:p>0102_3R25</text:p>
          </table:table-cell>
          <table:table-cell table:formula="of:=[HolderMatrix.O24]" office:value-type="string" office:string-value="0100_4R15" calcext:value-type="string">
            <text:p>0100_4R15</text:p>
          </table:table-cell>
          <table:table-cell table:formula="of:=[HolderMatrix.O25]" office:value-type="string" office:string-value="0102_4R25" calcext:value-type="string">
            <text:p>0102_4R25</text:p>
          </table:table-cell>
          <table:table-cell table:style-name="ce13" office:value-type="string" calcext:value-type="string">
            <text:p>Calibration_EMPTY</text:p>
          </table:table-cell>
          <table:table-cell table:formula="of:=[HolderMatrix.M4]" office:value-type="string" office:string-value="0200_1R23" calcext:value-type="string">
            <text:p>0200_1R23</text:p>
          </table:table-cell>
          <table:table-cell table:formula="of:=[HolderMatrix.M5]" office:value-type="string" office:string-value="0202_1R33" calcext:value-type="string">
            <text:p>0202_1R33</text:p>
          </table:table-cell>
          <table:table-cell table:formula="of:=[HolderMatrix.M11]" office:value-type="string" office:string-value="0200_2R23" calcext:value-type="string">
            <text:p>0200_2R23</text:p>
          </table:table-cell>
          <table:table-cell table:formula="of:=[HolderMatrix.M12]" office:value-type="string" office:string-value="0202_2R33" calcext:value-type="string">
            <text:p>0202_2R33</text:p>
          </table:table-cell>
          <table:table-cell table:formula="of:=[HolderMatrix.M18]" office:value-type="string" office:string-value="0200_3R23" calcext:value-type="string">
            <text:p>0200_3R23</text:p>
          </table:table-cell>
          <table:table-cell table:formula="of:=[HolderMatrix.M19]" office:value-type="string" office:string-value="0202_3R33" calcext:value-type="string">
            <text:p>0202_3R33</text:p>
          </table:table-cell>
          <table:table-cell table:formula="of:=[HolderMatrix.M25]" office:value-type="string" office:string-value="0200_4R23" calcext:value-type="string">
            <text:p>0200_4R23</text:p>
          </table:table-cell>
          <table:table-cell table:number-columns-repeated="1011"/>
        </table:table-row>
        <table:table-row table:style-name="ro1">
          <table:table-cell table:style-name="ce11" office:value-type="string" calcext:value-type="string">
            <text:p>R6</text:p>
          </table:table-cell>
          <table:table-cell table:style-name="ce5" table:number-columns-repeated="5"/>
          <table:table-cell table:style-name="ce5" table:formula="of:=[HolderMatrix.F34]" office:value-type="string" office:string-value="0202_REF1" calcext:value-type="string">
            <text:p>0202_REF1</text:p>
          </table:table-cell>
          <table:table-cell table:style-name="ce5" table:number-columns-repeated="6"/>
          <table:table-cell table:number-columns-repeated="1011"/>
        </table:table-row>
        <table:table-row table:style-name="ro1">
          <table:table-cell table:style-name="ce4" office:value-type="string" calcext:value-type="string">
            <text:p>S6</text:p>
          </table:table-cell>
          <table:table-cell table:formula="of:=[HolderMatrix.M26]" office:value-type="string" office:string-value="0202_4R33" calcext:value-type="string">
            <text:p>0202_4R33</text:p>
          </table:table-cell>
          <table:table-cell table:formula="of:=[HolderMatrix.N5]" office:value-type="string" office:string-value="1000_1R34" calcext:value-type="string">
            <text:p>1000_1R34</text:p>
          </table:table-cell>
          <table:table-cell table:formula="of:=[HolderMatrix.O5]" office:value-type="string" office:string-value="1002_1R35" calcext:value-type="string">
            <text:p>1002_1R35</text:p>
          </table:table-cell>
          <table:table-cell table:formula="of:=[HolderMatrix.N12]" office:value-type="string" office:string-value="1000_2R34" calcext:value-type="string">
            <text:p>1000_2R34</text:p>
          </table:table-cell>
          <table:table-cell table:formula="of:=[HolderMatrix.O12]" office:value-type="string" office:string-value="1002_2R35" calcext:value-type="string">
            <text:p>1002_2R35</text:p>
          </table:table-cell>
          <table:table-cell table:style-name="ce13" office:value-type="string" calcext:value-type="string">
            <text:p>Calibration_EMPTY</text:p>
          </table:table-cell>
          <table:table-cell table:formula="of:=[HolderMatrix.N19]" office:value-type="string" office:string-value="1000_3R34" calcext:value-type="string">
            <text:p>1000_3R34</text:p>
          </table:table-cell>
          <table:table-cell table:formula="of:=[HolderMatrix.O19]" office:value-type="string" office:string-value="1002_3R35" calcext:value-type="string">
            <text:p>1002_3R35</text:p>
          </table:table-cell>
          <table:table-cell table:formula="of:=[HolderMatrix.N26]" office:value-type="string" office:string-value="1000_4R34" calcext:value-type="string">
            <text:p>1000_4R34</text:p>
          </table:table-cell>
          <table:table-cell table:formula="of:=[HolderMatrix.O26]" office:value-type="string" office:string-value="1002_4R35" calcext:value-type="string">
            <text:p>1002_4R35</text:p>
          </table:table-cell>
          <table:table-cell table:style-name="ce10" table:formula="of:=[HolderMatrix.B30]" office:value-type="string" office:string-value="0050_FPMT" calcext:value-type="string">
            <text:p>0050_FPMT</text:p>
          </table:table-cell>
          <table:table-cell table:style-name="ce10" table:formula="of:=[HolderMatrix.B31]" office:value-type="string" office:string-value="0050_RPMT" calcext:value-type="string">
            <text:p>0050_RPMT</text:p>
          </table:table-cell>
          <table:table-cell table:number-columns-repeated="1011"/>
        </table:table-row>
        <table:table-row table:style-name="ro1">
          <table:table-cell table:style-name="ce11" office:value-type="string" calcext:value-type="string">
            <text:p>R7</text:p>
          </table:table-cell>
          <table:table-cell table:style-name="ce5" table:number-columns-repeated="6"/>
          <table:table-cell table:style-name="ce5" table:formula="of:=[HolderMatrix.G34]" office:value-type="string" office:string-value="1000_REF1" calcext:value-type="string">
            <text:p>1000_REF1</text:p>
          </table:table-cell>
          <table:table-cell table:style-name="ce5" table:number-columns-repeated="5"/>
          <table:table-cell table:number-columns-repeated="1011"/>
        </table:table-row>
        <table:table-row table:style-name="ro1">
          <table:table-cell table:style-name="ce4" office:value-type="string" calcext:value-type="string">
            <text:p>S7</text:p>
          </table:table-cell>
          <table:table-cell table:formula="of:=[HolderMatrix.B3]" office:value-type="string" office:string-value="0050_1F11" calcext:value-type="string">
            <text:p>0050_1F11</text:p>
          </table:table-cell>
          <table:table-cell table:formula="of:=[HolderMatrix.C3]" office:value-type="string" office:string-value="0052_1F12" calcext:value-type="string">
            <text:p>0052_1F12</text:p>
          </table:table-cell>
          <table:table-cell table:formula="of:=[HolderMatrix.B10]" office:value-type="string" office:string-value="0050_2F11" calcext:value-type="string">
            <text:p>0050_2F11</text:p>
          </table:table-cell>
          <table:table-cell table:formula="of:=[HolderMatrix.C10]" office:value-type="string" office:string-value="0052_2F12" calcext:value-type="string">
            <text:p>0052_2F12</text:p>
          </table:table-cell>
          <table:table-cell table:formula="of:=[HolderMatrix.B17]" office:value-type="string" office:string-value="0050_3F11" calcext:value-type="string">
            <text:p>0050_3F11</text:p>
          </table:table-cell>
          <table:table-cell table:formula="of:=[HolderMatrix.C17]" office:value-type="string" office:string-value="0052_3F12" calcext:value-type="string">
            <text:p>0052_3F12</text:p>
          </table:table-cell>
          <table:table-cell table:style-name="ce13" office:value-type="string" calcext:value-type="string">
            <text:p>Calibration_EMPTY</text:p>
          </table:table-cell>
          <table:table-cell table:formula="of:=[HolderMatrix.B24]" office:value-type="string" office:string-value="0050_4F11" calcext:value-type="string">
            <text:p>0050_4F11</text:p>
          </table:table-cell>
          <table:table-cell table:formula="of:=[HolderMatrix.C24]" office:value-type="string" office:string-value="0052_4F12" calcext:value-type="string">
            <text:p>0052_4F12</text:p>
          </table:table-cell>
          <table:table-cell table:formula="of:=[HolderMatrix.C4]" office:value-type="string" office:string-value="0100_1F22" calcext:value-type="string">
            <text:p>0100_1F22</text:p>
          </table:table-cell>
          <table:table-cell table:formula="of:=[HolderMatrix.B4]" office:value-type="string" office:string-value="0102_1F21" calcext:value-type="string">
            <text:p>0102_1F21</text:p>
          </table:table-cell>
          <table:table-cell table:formula="of:=[HolderMatrix.C11]" office:value-type="string" office:string-value="0100_2F22" calcext:value-type="string">
            <text:p>0100_2F22</text:p>
          </table:table-cell>
          <table:table-cell table:style-name="Default"/>
          <table:table-cell table:number-columns-repeated="1010"/>
        </table:table-row>
        <table:table-row table:style-name="ro1">
          <table:table-cell table:style-name="ce11" office:value-type="string" calcext:value-type="string">
            <text:p>R8</text:p>
          </table:table-cell>
          <table:table-cell table:style-name="ce5" table:number-columns-repeated="7"/>
          <table:table-cell table:style-name="ce5" table:formula="of:=[HolderMatrix.H34]" office:value-type="string" office:string-value="1002_REF1" calcext:value-type="string">
            <text:p>1002_REF1</text:p>
          </table:table-cell>
          <table:table-cell table:style-name="ce5" table:number-columns-repeated="4"/>
          <table:table-cell table:number-columns-repeated="1011"/>
        </table:table-row>
        <table:table-row table:style-name="ro1">
          <table:table-cell table:style-name="ce4" office:value-type="string" calcext:value-type="string">
            <text:p>S8</text:p>
          </table:table-cell>
          <table:table-cell table:formula="of:=[HolderMatrix.B11]" office:value-type="string" office:string-value="0102_2F21" calcext:value-type="string">
            <text:p>0102_2F21</text:p>
          </table:table-cell>
          <table:table-cell table:formula="of:=[HolderMatrix.C18]" office:value-type="string" office:string-value="0100_3F22" calcext:value-type="string">
            <text:p>0100_3F22</text:p>
          </table:table-cell>
          <table:table-cell table:formula="of:=[HolderMatrix.B18]" office:value-type="string" office:string-value="0102_3F21" calcext:value-type="string">
            <text:p>0102_3F21</text:p>
          </table:table-cell>
          <table:table-cell table:formula="of:=[HolderMatrix.C25]" office:value-type="string" office:string-value="0100_4F22" calcext:value-type="string">
            <text:p>0100_4F22</text:p>
          </table:table-cell>
          <table:table-cell table:formula="of:=[HolderMatrix.B25]" office:value-type="string" office:string-value="0102_4F21" calcext:value-type="string">
            <text:p>0102_4F21</text:p>
          </table:table-cell>
          <table:table-cell table:formula="of:=[HolderMatrix.B5]" office:value-type="string" office:string-value="0200_1F31" calcext:value-type="string">
            <text:p>0200_1F31</text:p>
          </table:table-cell>
          <table:table-cell table:formula="of:=[HolderMatrix.G4]" office:value-type="string" office:string-value="0202_1F26" calcext:value-type="string">
            <text:p>0202_1F26</text:p>
          </table:table-cell>
          <table:table-cell table:style-name="ce13" office:value-type="string" calcext:value-type="string">
            <text:p>Calibration_EMPTY</text:p>
          </table:table-cell>
          <table:table-cell table:formula="of:=[HolderMatrix.B12]" office:value-type="string" office:string-value="0200_2F31" calcext:value-type="string">
            <text:p>0200_2F31</text:p>
          </table:table-cell>
          <table:table-cell table:formula="of:=[HolderMatrix.G11]" office:value-type="string" office:string-value="0202_2F26" calcext:value-type="string">
            <text:p>0202_2F26</text:p>
          </table:table-cell>
          <table:table-cell table:formula="of:=[HolderMatrix.B19]" office:value-type="string" office:string-value="0200_3F31" calcext:value-type="string">
            <text:p>0200_3F31</text:p>
          </table:table-cell>
          <table:table-cell table:formula="of:=[HolderMatrix.G18]" office:value-type="string" office:string-value="0202_3F26" calcext:value-type="string">
            <text:p>0202_3F26</text:p>
          </table:table-cell>
          <table:table-cell table:number-columns-repeated="1011"/>
        </table:table-row>
        <table:table-row table:style-name="ro1">
          <table:table-cell table:style-name="ce11" office:value-type="string" calcext:value-type="string">
            <text:p>R9</text:p>
          </table:table-cell>
          <table:table-cell table:style-name="ce5" table:number-columns-repeated="8"/>
          <table:table-cell table:style-name="ce5" table:formula="of:=[HolderMatrix.A35]" office:value-type="string" office:string-value="0050_REF2" calcext:value-type="string">
            <text:p>0050_REF2</text:p>
          </table:table-cell>
          <table:table-cell table:style-name="ce5" table:number-columns-repeated="3"/>
          <table:table-cell table:number-columns-repeated="1011"/>
        </table:table-row>
        <table:table-row table:style-name="ro1">
          <table:table-cell table:style-name="ce4" office:value-type="string" calcext:value-type="string">
            <text:p>S9</text:p>
          </table:table-cell>
          <table:table-cell table:formula="of:=[HolderMatrix.B26]" office:value-type="string" office:string-value="0200_4F31" calcext:value-type="string">
            <text:p>0200_4F31</text:p>
          </table:table-cell>
          <table:table-cell table:formula="of:=[HolderMatrix.G25]" office:value-type="string" office:string-value="0202_4F26" calcext:value-type="string">
            <text:p>0202_4F26</text:p>
          </table:table-cell>
          <table:table-cell table:formula="of:=[HolderMatrix.G5]" office:value-type="string" office:string-value="1000_1F36" calcext:value-type="string">
            <text:p>1000_1F36</text:p>
          </table:table-cell>
          <table:table-cell table:formula="of:=[HolderMatrix.C5]" office:value-type="string" office:string-value="1002_1F32" calcext:value-type="string">
            <text:p>1002_1F32</text:p>
          </table:table-cell>
          <table:table-cell table:formula="of:=[HolderMatrix.G12]" office:value-type="string" office:string-value="1000_2F36" calcext:value-type="string">
            <text:p>1000_2F36</text:p>
          </table:table-cell>
          <table:table-cell table:formula="of:=[HolderMatrix.C12]" office:value-type="string" office:string-value="1002_2F32" calcext:value-type="string">
            <text:p>1002_2F32</text:p>
          </table:table-cell>
          <table:table-cell table:formula="of:=[HolderMatrix.G19]" office:value-type="string" office:string-value="1000_3F36" calcext:value-type="string">
            <text:p>1000_3F36</text:p>
          </table:table-cell>
          <table:table-cell table:formula="of:=[HolderMatrix.C19]" office:value-type="string" office:string-value="1002_3F32" calcext:value-type="string">
            <text:p>1002_3F32</text:p>
          </table:table-cell>
          <table:table-cell table:style-name="ce13" office:value-type="string" calcext:value-type="string">
            <text:p>Calibration_EMPTY</text:p>
          </table:table-cell>
          <table:table-cell table:formula="of:=[HolderMatrix.G26]" office:value-type="string" office:string-value="1000_4F36" calcext:value-type="string">
            <text:p>1000_4F36</text:p>
          </table:table-cell>
          <table:table-cell table:formula="of:=[HolderMatrix.C26]" office:value-type="string" office:string-value="1002_4F32" calcext:value-type="string">
            <text:p>1002_4F32</text:p>
          </table:table-cell>
          <table:table-cell table:formula="of:=[HolderMatrix.K3]" office:value-type="string" office:string-value="0050_1R11" calcext:value-type="string">
            <text:p>0050_1R11</text:p>
          </table:table-cell>
          <table:table-cell table:number-columns-repeated="1011"/>
        </table:table-row>
        <table:table-row table:style-name="ro1">
          <table:table-cell table:style-name="ce11" office:value-type="string" calcext:value-type="string">
            <text:p>R10</text:p>
          </table:table-cell>
          <table:table-cell table:style-name="ce5" table:number-columns-repeated="9"/>
          <table:table-cell table:style-name="ce5" table:formula="of:=[HolderMatrix.B35]" office:value-type="string" office:string-value="0052_REF2" calcext:value-type="string">
            <text:p>0052_REF2</text:p>
          </table:table-cell>
          <table:table-cell table:style-name="ce5" table:number-columns-repeated="2"/>
          <table:table-cell table:number-columns-repeated="1011"/>
        </table:table-row>
        <table:table-row table:style-name="ro1">
          <table:table-cell table:style-name="ce4" office:value-type="string" calcext:value-type="string">
            <text:p>S10</text:p>
          </table:table-cell>
          <table:table-cell table:formula="of:=[HolderMatrix.L3]" office:value-type="string" office:string-value="0052_1R12" calcext:value-type="string">
            <text:p>0052_1R12</text:p>
          </table:table-cell>
          <table:table-cell table:formula="of:=[HolderMatrix.K10]" office:value-type="string" office:string-value="0050_2R11" calcext:value-type="string">
            <text:p>0050_2R11</text:p>
          </table:table-cell>
          <table:table-cell table:formula="of:=[HolderMatrix.L10]" office:value-type="string" office:string-value="0052_2R12" calcext:value-type="string">
            <text:p>0052_2R12</text:p>
          </table:table-cell>
          <table:table-cell table:formula="of:=[HolderMatrix.K17]" office:value-type="string" office:string-value="0050_3R11" calcext:value-type="string">
            <text:p>0050_3R11</text:p>
          </table:table-cell>
          <table:table-cell table:formula="of:=[HolderMatrix.L17]" office:value-type="string" office:string-value="0052_3R12" calcext:value-type="string">
            <text:p>0052_3R12</text:p>
          </table:table-cell>
          <table:table-cell table:formula="of:=[HolderMatrix.K24]" office:value-type="string" office:string-value="0050_4R11" calcext:value-type="string">
            <text:p>0050_4R11</text:p>
          </table:table-cell>
          <table:table-cell table:formula="of:=[HolderMatrix.L24]" office:value-type="string" office:string-value="0052_4R12" calcext:value-type="string">
            <text:p>0052_4R12</text:p>
          </table:table-cell>
          <table:table-cell table:formula="of:=[HolderMatrix.L4]" office:value-type="string" office:string-value="0100_1R22" calcext:value-type="string">
            <text:p>0100_1R22</text:p>
          </table:table-cell>
          <table:table-cell table:formula="of:=[HolderMatrix.K4]" office:value-type="string" office:string-value="0102_1R21" calcext:value-type="string">
            <text:p>0102_1R21</text:p>
          </table:table-cell>
          <table:table-cell table:style-name="ce13" office:value-type="string" calcext:value-type="string">
            <text:p>Calibration_EMPTY</text:p>
          </table:table-cell>
          <table:table-cell table:formula="of:=[HolderMatrix.L11]" office:value-type="string" office:string-value="0100_2R22" calcext:value-type="string">
            <text:p>0100_2R22</text:p>
          </table:table-cell>
          <table:table-cell table:formula="of:=[HolderMatrix.K11]" office:value-type="string" office:string-value="0102_2R21" calcext:value-type="string">
            <text:p>0102_2R21</text:p>
          </table:table-cell>
          <table:table-cell table:number-columns-repeated="1011"/>
        </table:table-row>
        <table:table-row table:style-name="ro1">
          <table:table-cell table:style-name="ce11" office:value-type="string" calcext:value-type="string">
            <text:p>R11</text:p>
          </table:table-cell>
          <table:table-cell table:style-name="ce5" table:number-columns-repeated="10"/>
          <table:table-cell table:style-name="ce5" table:formula="of:=[HolderMatrix.C35]" office:value-type="string" office:string-value="0100_REF2" calcext:value-type="string">
            <text:p>0100_REF2</text:p>
          </table:table-cell>
          <table:table-cell table:style-name="ce5"/>
          <table:table-cell table:number-columns-repeated="1011"/>
        </table:table-row>
        <table:table-row table:style-name="ro1">
          <table:table-cell table:style-name="ce4" office:value-type="string" calcext:value-type="string">
            <text:p>S11</text:p>
          </table:table-cell>
          <table:table-cell table:formula="of:=[HolderMatrix.L18]" office:value-type="string" office:string-value="0100_3R22" calcext:value-type="string">
            <text:p>0100_3R22</text:p>
          </table:table-cell>
          <table:table-cell table:formula="of:=[HolderMatrix.K18]" office:value-type="string" office:string-value="0102_3R21" calcext:value-type="string">
            <text:p>0102_3R21</text:p>
          </table:table-cell>
          <table:table-cell table:formula="of:=[HolderMatrix.L25]" office:value-type="string" office:string-value="0100_4R22" calcext:value-type="string">
            <text:p>0100_4R22</text:p>
          </table:table-cell>
          <table:table-cell table:formula="of:=[HolderMatrix.K25]" office:value-type="string" office:string-value="0102_4R21" calcext:value-type="string">
            <text:p>0102_4R21</text:p>
          </table:table-cell>
          <table:table-cell table:formula="of:=[HolderMatrix.K5]" office:value-type="string" office:string-value="0200_1R31" calcext:value-type="string">
            <text:p>0200_1R31</text:p>
          </table:table-cell>
          <table:table-cell table:formula="of:=[HolderMatrix.P4]" office:value-type="string" office:string-value="0202_1R26" calcext:value-type="string">
            <text:p>0202_1R26</text:p>
          </table:table-cell>
          <table:table-cell table:formula="of:=[HolderMatrix.K12]" office:value-type="string" office:string-value="0200_2R31" calcext:value-type="string">
            <text:p>0200_2R31</text:p>
          </table:table-cell>
          <table:table-cell table:formula="of:=[HolderMatrix.P11]" office:value-type="string" office:string-value="0202_2R26" calcext:value-type="string">
            <text:p>0202_2R26</text:p>
          </table:table-cell>
          <table:table-cell table:formula="of:=[HolderMatrix.K19]" office:value-type="string" office:string-value="0200_3R31" calcext:value-type="string">
            <text:p>0200_3R31</text:p>
          </table:table-cell>
          <table:table-cell table:formula="of:=[HolderMatrix.P18]" office:value-type="string" office:string-value="0202_3R26" calcext:value-type="string">
            <text:p>0202_3R26</text:p>
          </table:table-cell>
          <table:table-cell table:style-name="ce13" office:value-type="string" calcext:value-type="string">
            <text:p>Calibration_EMPTY</text:p>
          </table:table-cell>
          <table:table-cell table:formula="of:=[HolderMatrix.K26]" office:value-type="string" office:string-value="0200_4R31" calcext:value-type="string">
            <text:p>0200_4R31</text:p>
          </table:table-cell>
          <table:table-cell table:number-columns-repeated="1011"/>
        </table:table-row>
        <table:table-row table:style-name="ro1">
          <table:table-cell table:style-name="ce11" office:value-type="string" calcext:value-type="string">
            <text:p>R12</text:p>
          </table:table-cell>
          <table:table-cell table:style-name="ce5" table:number-columns-repeated="11"/>
          <table:table-cell table:style-name="ce5" table:formula="of:=[HolderMatrix.D35]" office:value-type="string" office:string-value="0102_REF2" calcext:value-type="string">
            <text:p>0102_REF2</text:p>
          </table:table-cell>
          <table:table-cell table:number-columns-repeated="1011"/>
        </table:table-row>
        <table:table-row table:style-name="ro1">
          <table:table-cell table:style-name="ce4" office:value-type="string" calcext:value-type="string">
            <text:p>S12</text:p>
          </table:table-cell>
          <table:table-cell table:formula="of:=[HolderMatrix.P25]" office:value-type="string" office:string-value="0202_4R26" calcext:value-type="string">
            <text:p>0202_4R26</text:p>
          </table:table-cell>
          <table:table-cell table:formula="of:=[HolderMatrix.P5]" office:value-type="string" office:string-value="1000_1R36" calcext:value-type="string">
            <text:p>1000_1R36</text:p>
          </table:table-cell>
          <table:table-cell table:formula="of:=[HolderMatrix.L5]" office:value-type="string" office:string-value="1002_1R32" calcext:value-type="string">
            <text:p>1002_1R32</text:p>
          </table:table-cell>
          <table:table-cell table:formula="of:=[HolderMatrix.P12]" office:value-type="string" office:string-value="1000_2R36" calcext:value-type="string">
            <text:p>1000_2R36</text:p>
          </table:table-cell>
          <table:table-cell table:formula="of:=[HolderMatrix.L12]" office:value-type="string" office:string-value="1002_2R32" calcext:value-type="string">
            <text:p>1002_2R32</text:p>
          </table:table-cell>
          <table:table-cell table:formula="of:=[HolderMatrix.P19]" office:value-type="string" office:string-value="1000_3R36" calcext:value-type="string">
            <text:p>1000_3R36</text:p>
          </table:table-cell>
          <table:table-cell table:formula="of:=[HolderMatrix.L19]" office:value-type="string" office:string-value="1002_3R32" calcext:value-type="string">
            <text:p>1002_3R32</text:p>
          </table:table-cell>
          <table:table-cell table:formula="of:=[HolderMatrix.P26]" office:value-type="string" office:string-value="1000_4R36" calcext:value-type="string">
            <text:p>1000_4R36</text:p>
          </table:table-cell>
          <table:table-cell table:formula="of:=[HolderMatrix.L26]" office:value-type="string" office:string-value="1002_4R32" calcext:value-type="string">
            <text:p>1002_4R32</text:p>
          </table:table-cell>
          <table:table-cell table:formula="of:=[HolderMatrix.G3]" office:value-type="string" office:string-value="0050_1F16" calcext:value-type="string">
            <text:p>0050_1F16</text:p>
          </table:table-cell>
          <table:table-cell table:formula="of:=[HolderMatrix.H3]" office:value-type="string" office:string-value="0052_1F17" calcext:value-type="string">
            <text:p>0052_1F17</text:p>
          </table:table-cell>
          <table:table-cell table:style-name="ce13" office:value-type="string" calcext:value-type="string">
            <text:p>Calibration_EMPTY</text:p>
          </table:table-cell>
          <table:table-cell table:number-columns-repeated="1011"/>
        </table:table-row>
        <table:table-row table:style-name="ro1">
          <table:table-cell table:style-name="ce11" office:value-type="string" calcext:value-type="string">
            <text:p>R13</text:p>
          </table:table-cell>
          <table:table-cell table:style-name="ce5"/>
          <table:table-cell table:style-name="ce5" table:formula="of:=[HolderMatrix.E35]" office:value-type="string" office:string-value="0200_REF2" calcext:value-type="string">
            <text:p>0200_REF2</text:p>
          </table:table-cell>
          <table:table-cell table:style-name="ce5" table:number-columns-repeated="10"/>
          <table:table-cell table:number-columns-repeated="1011"/>
        </table:table-row>
        <table:table-row table:style-name="ro1">
          <table:table-cell table:style-name="ce4" office:value-type="string" calcext:value-type="string">
            <text:p>S13</text:p>
          </table:table-cell>
          <table:table-cell table:style-name="ce13" office:value-type="string" calcext:value-type="string">
            <text:p>Calibration_EMPTY</text:p>
          </table:table-cell>
          <table:table-cell table:formula="of:=[HolderMatrix.G10]" office:value-type="string" office:string-value="0050_2F16" calcext:value-type="string">
            <text:p>0050_2F16</text:p>
          </table:table-cell>
          <table:table-cell table:style-name="ce13" office:value-type="string" calcext:value-type="string">
            <text:p>Calibration_EMPTY</text:p>
          </table:table-cell>
          <table:table-cell table:formula="of:=[HolderMatrix.H10]" office:value-type="string" office:string-value="0052_2F17" calcext:value-type="string">
            <text:p>0052_2F17</text:p>
          </table:table-cell>
          <table:table-cell table:formula="of:=[HolderMatrix.G17]" office:value-type="string" office:string-value="0050_3F16" calcext:value-type="string">
            <text:p>0050_3F16</text:p>
          </table:table-cell>
          <table:table-cell table:formula="of:=[HolderMatrix.H17]" office:value-type="string" office:string-value="0052_3F17" calcext:value-type="string">
            <text:p>0052_3F17</text:p>
          </table:table-cell>
          <table:table-cell table:formula="of:=[HolderMatrix.G24]" office:value-type="string" office:string-value="0050_4F16" calcext:value-type="string">
            <text:p>0050_4F16</text:p>
          </table:table-cell>
          <table:table-cell table:formula="of:=[HolderMatrix.H24]" office:value-type="string" office:string-value="0052_4F17" calcext:value-type="string">
            <text:p>0052_4F17</text:p>
          </table:table-cell>
          <table:table-cell table:formula="of:=[HolderMatrix.H4]" office:value-type="string" office:string-value="0100_1F27" calcext:value-type="string">
            <text:p>0100_1F27</text:p>
          </table:table-cell>
          <table:table-cell table:formula="of:=[HolderMatrix.H11]" office:value-type="string" office:string-value="0100_2F27" calcext:value-type="string">
            <text:p>0100_2F27</text:p>
          </table:table-cell>
          <table:table-cell table:formula="of:=[HolderMatrix.H18]" office:value-type="string" office:string-value="0100_3F27" calcext:value-type="string">
            <text:p>0100_3F27</text:p>
          </table:table-cell>
          <table:table-cell table:formula="of:=[HolderMatrix.H25]" office:value-type="string" office:string-value="0100_4F27" calcext:value-type="string">
            <text:p>0100_4F27</text:p>
          </table:table-cell>
          <table:table-cell table:number-columns-repeated="1011"/>
        </table:table-row>
        <table:table-row table:style-name="ro1">
          <table:table-cell table:style-name="ce11" office:value-type="string" calcext:value-type="string">
            <text:p>R14</text:p>
          </table:table-cell>
          <table:table-cell table:style-name="ce5" table:number-columns-repeated="2"/>
          <table:table-cell table:style-name="ce5" table:formula="of:=[HolderMatrix.F35]" office:value-type="string" office:string-value="0202_REF2" calcext:value-type="string">
            <text:p>0202_REF2</text:p>
          </table:table-cell>
          <table:table-cell table:style-name="ce5" table:number-columns-repeated="9"/>
          <table:table-cell table:number-columns-repeated="1011"/>
        </table:table-row>
        <table:table-row table:style-name="ro1">
          <table:table-cell table:style-name="ce4" office:value-type="string" calcext:value-type="string">
            <text:p>S14</text:p>
          </table:table-cell>
          <table:table-cell table:style-name="ce13" office:value-type="string" calcext:value-type="string">
            <text:p>Calibration_EMPTY</text:p>
          </table:table-cell>
          <table:table-cell table:formula="of:=[HolderMatrix.H5]" office:value-type="string" office:string-value="1000_1F37" calcext:value-type="string">
            <text:p>1000_1F37</text:p>
          </table:table-cell>
          <table:table-cell table:formula="of:=[HolderMatrix.H12]" office:value-type="string" office:string-value="1000_2F37" calcext:value-type="string">
            <text:p>1000_2F37</text:p>
          </table:table-cell>
          <table:table-cell table:style-name="ce13" office:value-type="string" calcext:value-type="string">
            <text:p>Calibration_EMPTY</text:p>
          </table:table-cell>
          <table:table-cell table:formula="of:=[HolderMatrix.H19]" office:value-type="string" office:string-value="1000_3F37" calcext:value-type="string">
            <text:p>1000_3F37</text:p>
          </table:table-cell>
          <table:table-cell table:formula="of:=[HolderMatrix.H26]" office:value-type="string" office:string-value="1000_4F37" calcext:value-type="string">
            <text:p>1000_4F37</text:p>
          </table:table-cell>
          <table:table-cell table:formula="of:=[HolderMatrix.P3]" office:value-type="string" office:string-value="0050_1R16" calcext:value-type="string">
            <text:p>0050_1R16</text:p>
          </table:table-cell>
          <table:table-cell table:formula="of:=[HolderMatrix.Q3]" office:value-type="string" office:string-value="0052_1R17" calcext:value-type="string">
            <text:p>0052_1R17</text:p>
          </table:table-cell>
          <table:table-cell table:formula="of:=[HolderMatrix.P10]" office:value-type="string" office:string-value="0050_2R16" calcext:value-type="string">
            <text:p>0050_2R16</text:p>
          </table:table-cell>
          <table:table-cell table:formula="of:=[HolderMatrix.Q10]" office:value-type="string" office:string-value="0052_2R17" calcext:value-type="string">
            <text:p>0052_2R17</text:p>
          </table:table-cell>
          <table:table-cell table:formula="of:=[HolderMatrix.P17]" office:value-type="string" office:string-value="0050_3R16" calcext:value-type="string">
            <text:p>0050_3R16</text:p>
          </table:table-cell>
          <table:table-cell table:formula="of:=[HolderMatrix.Q17]" office:value-type="string" office:string-value="0052_3R17" calcext:value-type="string">
            <text:p>0052_3R17</text:p>
          </table:table-cell>
          <table:table-cell table:number-columns-repeated="1011"/>
        </table:table-row>
        <table:table-row table:style-name="ro1">
          <table:table-cell table:style-name="ce11" office:value-type="string" calcext:value-type="string">
            <text:p>R15</text:p>
          </table:table-cell>
          <table:table-cell table:style-name="ce5" table:number-columns-repeated="3"/>
          <table:table-cell table:style-name="ce5" table:formula="of:=[HolderMatrix.G35]" office:value-type="string" office:string-value="1000_REF2" calcext:value-type="string">
            <text:p>1000_REF2</text:p>
          </table:table-cell>
          <table:table-cell table:style-name="ce5" table:number-columns-repeated="8"/>
          <table:table-cell table:number-columns-repeated="1011"/>
        </table:table-row>
        <table:table-row table:style-name="ro1">
          <table:table-cell table:style-name="ce4" office:value-type="string" calcext:value-type="string">
            <text:p>S15</text:p>
          </table:table-cell>
          <table:table-cell table:style-name="ce13" office:value-type="string" calcext:value-type="string">
            <text:p>Calibration_EMPTY</text:p>
          </table:table-cell>
          <table:table-cell table:formula="of:=[HolderMatrix.P24]" office:value-type="string" office:string-value="0050_4R16" calcext:value-type="string">
            <text:p>0050_4R16</text:p>
          </table:table-cell>
          <table:table-cell table:formula="of:=[HolderMatrix.Q24]" office:value-type="string" office:string-value="0052_4R17" calcext:value-type="string">
            <text:p>0052_4R17</text:p>
          </table:table-cell>
          <table:table-cell table:formula="of:=[HolderMatrix.Q4]" office:value-type="string" office:string-value="0100_1R27" calcext:value-type="string">
            <text:p>0100_1R27</text:p>
          </table:table-cell>
          <table:table-cell table:style-name="ce13" office:value-type="string" calcext:value-type="string">
            <text:p>Calibration_EMPTY</text:p>
          </table:table-cell>
          <table:table-cell table:formula="of:=[HolderMatrix.Q11]" office:value-type="string" office:string-value="0100_2R27" calcext:value-type="string">
            <text:p>0100_2R27</text:p>
          </table:table-cell>
          <table:table-cell table:formula="of:=[HolderMatrix.Q18]" office:value-type="string" office:string-value="0100_3R27" calcext:value-type="string">
            <text:p>0100_3R27</text:p>
          </table:table-cell>
          <table:table-cell table:formula="of:=[HolderMatrix.Q25]" office:value-type="string" office:string-value="0100_4R27" calcext:value-type="string">
            <text:p>0100_4R27</text:p>
          </table:table-cell>
          <table:table-cell table:formula="of:=[HolderMatrix.Q5]" office:value-type="string" office:string-value="1000_1R37" calcext:value-type="string">
            <text:p>1000_1R37</text:p>
          </table:table-cell>
          <table:table-cell table:formula="of:=[HolderMatrix.Q12]" office:value-type="string" office:string-value="1000_2R37" calcext:value-type="string">
            <text:p>1000_2R37</text:p>
          </table:table-cell>
          <table:table-cell table:formula="of:=[HolderMatrix.Q19]" office:value-type="string" office:string-value="1000_3R37" calcext:value-type="string">
            <text:p>1000_3R37</text:p>
          </table:table-cell>
          <table:table-cell table:formula="of:=[HolderMatrix.Q26]" office:value-type="string" office:string-value="1000_4R37" calcext:value-type="string">
            <text:p>1000_4R37</text:p>
          </table:table-cell>
          <table:table-cell table:number-columns-repeated="1011"/>
        </table:table-row>
        <table:table-row table:style-name="ro1">
          <table:table-cell table:style-name="ce11" office:value-type="string" calcext:value-type="string">
            <text:p>R16</text:p>
          </table:table-cell>
          <table:table-cell table:style-name="ce5" table:number-columns-repeated="4"/>
          <table:table-cell table:style-name="ce5" table:formula="of:=[HolderMatrix.H35]" office:value-type="string" office:string-value="1002_REF2" calcext:value-type="string">
            <text:p>1002_REF2</text:p>
          </table:table-cell>
          <table:table-cell table:style-name="ce5" table:number-columns-repeated="7"/>
          <table:table-cell table:number-columns-repeated="1011"/>
        </table:table-row>
        <table:table-row table:style-name="ro1" table:number-rows-repeated="1048543">
          <table:table-cell table:number-columns-repeated="1024"/>
        </table:table-row>
        <table:table-row table:style-name="ro1">
          <table:table-cell table:number-columns-repeated="1024"/>
        </table:table-row>
      </table:table>
      <table:table table:name="Notes" table:style-name="ta1">
        <table:table-column table:style-name="co1" table:number-columns-repeated="7" table:default-cell-style-name="Default"/>
        <table:table-row table:style-name="ro1">
          <table:table-cell office:value-type="string" calcext:value-type="string">
            <text:p>SampleID name format: [%LS][%AO]_[Irrad Num][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in irradiation #1, in the front holder, in matrix position (2,3)</text:p>
          </table:table-cell>
          <table:table-cell table:number-columns-repeated="6"/>
        </table:table-row>
        <table:table-row table:style-name="ro1">
          <table:table-cell office:value-type="string" calcext:value-type="string">
            <text:p>Exceptions: PMT samples have 'PMT' instead of [Row][Column], Fricke samples have 'F' instead of [%LS][%AO], and unirradiated reference samples have 'REF[N]' (N is the duplication number) instead of [Irrad Num][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row table:style-name="ro1">
          <table:table-cell table:number-columns-repeated="7"/>
        </table:table-row>
        <table:table-row table:style-name="ro1">
          <table:table-cell office:value-type="string" calcext:value-type="string">
            <text:p>Other options for calibration markers in the vial layout; H-3 source, C-14 source, plastic scintillator.</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4">00/00/0000</text:date>, <text:time style:data-style-name="N2" text:time-value="15:27:23.17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09-24T23:28:46.004000000</dc:date>
    <meta:editing-duration>PT3H9M52S</meta:editing-duration>
    <meta:editing-cycles>9</meta:editing-cycles>
    <meta:generator>LibreOffice/4.3.0.4$Windows_x86 LibreOffice_project/62ad5818884a2fc2e5780dd45466868d41009ec0</meta:generator>
    <meta:document-statistic meta:table-count="4" meta:cell-count="582" meta:object-count="0"/>
  </office:meta>
</office:document-meta>
</file>